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shapes>
          <draw:frame draw:z-index="0" draw:style-name="gr1" draw:text-style-name="P1" svg:width="6.3071in" svg:height="3.5449in" svg:x="2.1984in" svg:y="2.4685in">
            <draw:object draw:notify-on-update-of-ranges="times.C2:times.C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7142in" svg:y="3.3961in">
            <draw:object draw:notify-on-update-of-ranges="times.D4:times.D1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6.315664" calcext:value-type="float">
            <text:p>16.315664</text:p>
          </table:table-cell>
          <table:table-cell table:number-columns-repeated="3"/>
        </table:table-row>
        <table:table-row table:style-name="ro1">
          <table:table-cell office:value-type="float" office:value="16.34045" calcext:value-type="float">
            <text:p>16.34045</text:p>
          </table:table-cell>
          <table:table-cell table:formula="of:=([.A2]-[.A1])*1000" office:value-type="float" office:value="24.7859999999989" calcext:value-type="float">
            <text:p>24.7859999999989</text:p>
          </table:table-cell>
          <table:table-cell table:formula="of:=1000/[.B2]" office:value-type="float" office:value="40.3453562494975" calcext:value-type="float">
            <text:p>40.3453562494975</text:p>
          </table:table-cell>
          <table:table-cell/>
        </table:table-row>
        <table:table-row table:style-name="ro1">
          <table:table-cell office:value-type="float" office:value="16.357839" calcext:value-type="float">
            <text:p>16.357839</text:p>
          </table:table-cell>
          <table:table-cell table:formula="of:=([.A3]-[.A2])*1000" office:value-type="float" office:value="17.3889999999979" calcext:value-type="float">
            <text:p>17.3889999999979</text:p>
          </table:table-cell>
          <table:table-cell table:formula="of:=1000/[.B3]" office:value-type="float" office:value="57.5076197596252" calcext:value-type="float">
            <text:p>57.5076197596252</text:p>
          </table:table-cell>
          <table:table-cell/>
        </table:table-row>
        <table:table-row table:style-name="ro1">
          <table:table-cell office:value-type="float" office:value="16.374243" calcext:value-type="float">
            <text:p>16.374243</text:p>
          </table:table-cell>
          <table:table-cell table:formula="of:=([.A4]-[.A3])*1000" office:value-type="float" office:value="16.4040000000014" calcext:value-type="float">
            <text:p>16.4040000000014</text:p>
          </table:table-cell>
          <table:table-cell table:formula="of:=1000/[.B4]" office:value-type="float" office:value="60.9607412826087" calcext:value-type="float">
            <text:p>60.9607412826087</text:p>
          </table:table-cell>
          <table:table-cell table:formula="of:=AVERAGE([.C2:.C4])" office:value-type="float" office:value="52.9379057639105" calcext:value-type="float">
            <text:p>52.9379057639105</text:p>
          </table:table-cell>
        </table:table-row>
        <table:table-row table:style-name="ro1">
          <table:table-cell office:value-type="float" office:value="16.390662" calcext:value-type="float">
            <text:p>16.390662</text:p>
          </table:table-cell>
          <table:table-cell table:formula="of:=([.A5]-[.A4])*1000" office:value-type="float" office:value="16.4189999999991" calcext:value-type="float">
            <text:p>16.4189999999991</text:p>
          </table:table-cell>
          <table:table-cell table:formula="of:=1000/[.B5]" office:value-type="float" office:value="60.9050490285679" calcext:value-type="float">
            <text:p>60.9050490285679</text:p>
          </table:table-cell>
          <table:table-cell table:formula="of:=AVERAGE([.C3:.C5])" office:value-type="float" office:value="59.7911366902673" calcext:value-type="float">
            <text:p>59.7911366902673</text:p>
          </table:table-cell>
        </table:table-row>
        <table:table-row table:style-name="ro1">
          <table:table-cell office:value-type="float" office:value="16.408055" calcext:value-type="float">
            <text:p>16.408055</text:p>
          </table:table-cell>
          <table:table-cell table:formula="of:=([.A6]-[.A5])*1000" office:value-type="float" office:value="17.393000000002" calcext:value-type="float">
            <text:p>17.393000000002</text:p>
          </table:table-cell>
          <table:table-cell table:formula="of:=1000/[.B6]" office:value-type="float" office:value="57.4943942965495" calcext:value-type="float">
            <text:p>57.4943942965495</text:p>
          </table:table-cell>
          <table:table-cell table:formula="of:=AVERAGE([.C4:.C6])" office:value-type="float" office:value="59.7867282025754" calcext:value-type="float">
            <text:p>59.7867282025754</text:p>
          </table:table-cell>
        </table:table-row>
        <table:table-row table:style-name="ro1">
          <table:table-cell office:value-type="float" office:value="16.424509" calcext:value-type="float">
            <text:p>16.424509</text:p>
          </table:table-cell>
          <table:table-cell table:formula="of:=([.A7]-[.A6])*1000" office:value-type="float" office:value="16.4539999999995" calcext:value-type="float">
            <text:p>16.4539999999995</text:p>
          </table:table-cell>
          <table:table-cell table:formula="of:=1000/[.B7]" office:value-type="float" office:value="60.7754953202886" calcext:value-type="float">
            <text:p>60.7754953202886</text:p>
          </table:table-cell>
          <table:table-cell table:formula="of:=AVERAGE([.C5:.C7])" office:value-type="float" office:value="59.7249795484687" calcext:value-type="float">
            <text:p>59.7249795484687</text:p>
          </table:table-cell>
        </table:table-row>
        <table:table-row table:style-name="ro1">
          <table:table-cell office:value-type="float" office:value="16.440933" calcext:value-type="float">
            <text:p>16.440933</text:p>
          </table:table-cell>
          <table:table-cell table:formula="of:=([.A8]-[.A7])*1000" office:value-type="float" office:value="16.4240000000007" calcext:value-type="float">
            <text:p>16.4240000000007</text:p>
          </table:table-cell>
          <table:table-cell table:formula="of:=1000/[.B8]" office:value-type="float" office:value="60.8865075499245" calcext:value-type="float">
            <text:p>60.8865075499245</text:p>
          </table:table-cell>
          <table:table-cell table:formula="of:=AVERAGE([.C6:.C8])" office:value-type="float" office:value="59.7187990555875" calcext:value-type="float">
            <text:p>59.7187990555875</text:p>
          </table:table-cell>
        </table:table-row>
        <table:table-row table:style-name="ro1">
          <table:table-cell office:value-type="float" office:value="16.458396" calcext:value-type="float">
            <text:p>16.458396</text:p>
          </table:table-cell>
          <table:table-cell table:formula="of:=([.A9]-[.A8])*1000" office:value-type="float" office:value="17.4629999999993" calcext:value-type="float">
            <text:p>17.4629999999993</text:p>
          </table:table-cell>
          <table:table-cell table:formula="of:=1000/[.B9]" office:value-type="float" office:value="57.2639294508411" calcext:value-type="float">
            <text:p>57.2639294508411</text:p>
          </table:table-cell>
          <table:table-cell table:formula="of:=AVERAGE([.C7:.C9])" office:value-type="float" office:value="59.6419774403514" calcext:value-type="float">
            <text:p>59.6419774403514</text:p>
          </table:table-cell>
        </table:table-row>
        <table:table-row table:style-name="ro1">
          <table:table-cell office:value-type="float" office:value="16.474793" calcext:value-type="float">
            <text:p>16.474793</text:p>
          </table:table-cell>
          <table:table-cell table:formula="of:=([.A10]-[.A9])*1000" office:value-type="float" office:value="16.3969999999978" calcext:value-type="float">
            <text:p>16.3969999999978</text:p>
          </table:table-cell>
          <table:table-cell table:formula="of:=1000/[.B10]" office:value-type="float" office:value="60.9867658718141" calcext:value-type="float">
            <text:p>60.9867658718141</text:p>
          </table:table-cell>
          <table:table-cell table:formula="of:=AVERAGE([.C8:.C10])" office:value-type="float" office:value="59.7124009575266" calcext:value-type="float">
            <text:p>59.7124009575266</text:p>
          </table:table-cell>
        </table:table-row>
        <table:table-row table:style-name="ro1">
          <table:table-cell office:value-type="float" office:value="16.491157" calcext:value-type="float">
            <text:p>16.491157</text:p>
          </table:table-cell>
          <table:table-cell table:formula="of:=([.A11]-[.A10])*1000" office:value-type="float" office:value="16.3640000000029" calcext:value-type="float">
            <text:p>16.3640000000029</text:p>
          </table:table-cell>
          <table:table-cell table:formula="of:=1000/[.B11]" office:value-type="float" office:value="61.1097531165865" calcext:value-type="float">
            <text:p>61.1097531165865</text:p>
          </table:table-cell>
          <table:table-cell table:formula="of:=AVERAGE([.C9:.C11])" office:value-type="float" office:value="59.7868161464139" calcext:value-type="float">
            <text:p>59.7868161464139</text:p>
          </table:table-cell>
        </table:table-row>
        <table:table-row table:style-name="ro1">
          <table:table-cell office:value-type="float" office:value="16.508512" calcext:value-type="float">
            <text:p>16.508512</text:p>
          </table:table-cell>
          <table:table-cell table:formula="of:=([.A12]-[.A11])*1000" office:value-type="float" office:value="17.3549999999985" calcext:value-type="float">
            <text:p>17.3549999999985</text:p>
          </table:table-cell>
          <table:table-cell table:formula="of:=1000/[.B12]" office:value-type="float" office:value="57.6202823393886" calcext:value-type="float">
            <text:p>57.6202823393886</text:p>
          </table:table-cell>
          <table:table-cell table:formula="of:=AVERAGE([.C10:.C12])" office:value-type="float" office:value="59.9056004425964" calcext:value-type="float">
            <text:p>59.9056004425964</text:p>
          </table:table-cell>
        </table:table-row>
        <table:table-row table:style-name="ro1">
          <table:table-cell office:value-type="float" office:value="16.524855" calcext:value-type="float">
            <text:p>16.524855</text:p>
          </table:table-cell>
          <table:table-cell table:formula="of:=([.A13]-[.A12])*1000" office:value-type="float" office:value="16.3429999999991" calcext:value-type="float">
            <text:p>16.3429999999991</text:p>
          </table:table-cell>
          <table:table-cell table:formula="of:=1000/[.B13]" office:value-type="float" office:value="61.1882763262592" calcext:value-type="float">
            <text:p>61.1882763262592</text:p>
          </table:table-cell>
          <table:table-cell table:formula="of:=AVERAGE([.C11:.C13])" office:value-type="float" office:value="59.9727705940781" calcext:value-type="float">
            <text:p>59.9727705940781</text:p>
          </table:table-cell>
        </table:table-row>
        <table:table-row table:style-name="ro1">
          <table:table-cell office:value-type="float" office:value="16.541369" calcext:value-type="float">
            <text:p>16.541369</text:p>
          </table:table-cell>
          <table:table-cell table:formula="of:=([.A14]-[.A13])*1000" office:value-type="float" office:value="16.5140000000008" calcext:value-type="float">
            <text:p>16.5140000000008</text:p>
          </table:table-cell>
          <table:table-cell table:formula="of:=1000/[.B14]" office:value-type="float" office:value="60.5546808768288" calcext:value-type="float">
            <text:p>60.5546808768288</text:p>
          </table:table-cell>
          <table:table-cell table:formula="of:=AVERAGE([.C12:.C14])" office:value-type="float" office:value="59.7877465141589" calcext:value-type="float">
            <text:p>59.7877465141589</text:p>
          </table:table-cell>
        </table:table-row>
        <table:table-row table:style-name="ro1">
          <table:table-cell office:value-type="float" office:value="16.558765" calcext:value-type="float">
            <text:p>16.558765</text:p>
          </table:table-cell>
          <table:table-cell table:formula="of:=([.A15]-[.A14])*1000" office:value-type="float" office:value="17.3960000000015" calcext:value-type="float">
            <text:p>17.3960000000015</text:p>
          </table:table-cell>
          <table:table-cell table:formula="of:=1000/[.B15]" office:value-type="float" office:value="57.4844791906135" calcext:value-type="float">
            <text:p>57.4844791906135</text:p>
          </table:table-cell>
          <table:table-cell table:formula="of:=AVERAGE([.C13:.C15])" office:value-type="float" office:value="59.7424787979005" calcext:value-type="float">
            <text:p>59.7424787979005</text:p>
          </table:table-cell>
        </table:table-row>
        <table:table-row table:style-name="ro1">
          <table:table-cell office:value-type="float" office:value="16.575119" calcext:value-type="float">
            <text:p>16.575119</text:p>
          </table:table-cell>
          <table:table-cell table:formula="of:=([.A16]-[.A15])*1000" office:value-type="float" office:value="16.3539999999998" calcext:value-type="float">
            <text:p>16.3539999999998</text:p>
          </table:table-cell>
          <table:table-cell table:formula="of:=1000/[.B16]" office:value-type="float" office:value="61.1471199706503" calcext:value-type="float">
            <text:p>61.1471199706503</text:p>
          </table:table-cell>
          <table:table-cell table:formula="of:=AVERAGE([.C14:.C16])" office:value-type="float" office:value="59.7287600126975" calcext:value-type="float">
            <text:p>59.7287600126975</text:p>
          </table:table-cell>
        </table:table-row>
        <table:table-row table:style-name="ro1">
          <table:table-cell office:value-type="float" office:value="16.591476" calcext:value-type="float">
            <text:p>16.591476</text:p>
          </table:table-cell>
          <table:table-cell table:formula="of:=([.A17]-[.A16])*1000" office:value-type="float" office:value="16.3569999999993" calcext:value-type="float">
            <text:p>16.3569999999993</text:p>
          </table:table-cell>
          <table:table-cell table:formula="of:=1000/[.B17]" office:value-type="float" office:value="61.1359051170779" calcext:value-type="float">
            <text:p>61.1359051170779</text:p>
          </table:table-cell>
          <table:table-cell table:formula="of:=AVERAGE([.C15:.C17])" office:value-type="float" office:value="59.9225014261139" calcext:value-type="float">
            <text:p>59.9225014261139</text:p>
          </table:table-cell>
        </table:table-row>
        <table:table-row table:style-name="ro1">
          <table:table-cell office:value-type="float" office:value="16.608826" calcext:value-type="float">
            <text:p>16.608826</text:p>
          </table:table-cell>
          <table:table-cell table:formula="of:=([.A18]-[.A17])*1000" office:value-type="float" office:value="17.3500000000004" calcext:value-type="float">
            <text:p>17.3500000000004</text:p>
          </table:table-cell>
          <table:table-cell table:formula="of:=1000/[.B18]" office:value-type="float" office:value="57.6368876080678" calcext:value-type="float">
            <text:p>57.6368876080678</text:p>
          </table:table-cell>
          <table:table-cell table:formula="of:=AVERAGE([.C16:.C18])" office:value-type="float" office:value="59.973304231932" calcext:value-type="float">
            <text:p>59.973304231932</text:p>
          </table:table-cell>
        </table:table-row>
        <table:table-row table:style-name="ro1">
          <table:table-cell office:value-type="float" office:value="16.625227" calcext:value-type="float">
            <text:p>16.625227</text:p>
          </table:table-cell>
          <table:table-cell table:formula="of:=([.A19]-[.A18])*1000" office:value-type="float" office:value="16.4009999999983" calcext:value-type="float">
            <text:p>16.4009999999983</text:p>
          </table:table-cell>
          <table:table-cell table:formula="of:=1000/[.B19]" office:value-type="float" office:value="60.9718919578136" calcext:value-type="float">
            <text:p>60.9718919578136</text:p>
          </table:table-cell>
          <table:table-cell table:formula="of:=AVERAGE([.C17:.C19])" office:value-type="float" office:value="59.9148948943198" calcext:value-type="float">
            <text:p>59.9148948943198</text:p>
          </table:table-cell>
        </table:table-row>
        <table:table-row table:style-name="ro1">
          <table:table-cell office:value-type="float" office:value="16.64159" calcext:value-type="float">
            <text:p>16.64159</text:p>
          </table:table-cell>
          <table:table-cell table:formula="of:=([.A20]-[.A19])*1000" office:value-type="float" office:value="16.3630000000019" calcext:value-type="float">
            <text:p>16.3630000000019</text:p>
          </table:table-cell>
          <table:table-cell table:formula="of:=1000/[.B20]" office:value-type="float" office:value="61.1134877467386" calcext:value-type="float">
            <text:p>61.1134877467386</text:p>
          </table:table-cell>
          <table:table-cell table:formula="of:=AVERAGE([.C18:.C20])" office:value-type="float" office:value="59.90742243754" calcext:value-type="float">
            <text:p>59.90742243754</text:p>
          </table:table-cell>
        </table:table-row>
        <table:table-row table:style-name="ro1">
          <table:table-cell office:value-type="float" office:value="16.658963" calcext:value-type="float">
            <text:p>16.658963</text:p>
          </table:table-cell>
          <table:table-cell table:formula="of:=([.A21]-[.A20])*1000" office:value-type="float" office:value="17.3729999999992" calcext:value-type="float">
            <text:p>17.3729999999992</text:p>
          </table:table-cell>
          <table:table-cell table:formula="of:=1000/[.B21]" office:value-type="float" office:value="57.5605825130977" calcext:value-type="float">
            <text:p>57.5605825130977</text:p>
          </table:table-cell>
          <table:table-cell table:formula="of:=AVERAGE([.C19:.C21])" office:value-type="float" office:value="59.8819874058833" calcext:value-type="float">
            <text:p>59.8819874058833</text:p>
          </table:table-cell>
        </table:table-row>
        <table:table-row table:style-name="ro1">
          <table:table-cell office:value-type="float" office:value="16.675423" calcext:value-type="float">
            <text:p>16.675423</text:p>
          </table:table-cell>
          <table:table-cell table:formula="of:=([.A22]-[.A21])*1000" office:value-type="float" office:value="16.4599999999986" calcext:value-type="float">
            <text:p>16.4599999999986</text:p>
          </table:table-cell>
          <table:table-cell table:formula="of:=1000/[.B22]" office:value-type="float" office:value="60.7533414337841" calcext:value-type="float">
            <text:p>60.7533414337841</text:p>
          </table:table-cell>
          <table:table-cell table:formula="of:=AVERAGE([.C20:.C22])" office:value-type="float" office:value="59.8091372312068" calcext:value-type="float">
            <text:p>59.8091372312068</text:p>
          </table:table-cell>
        </table:table-row>
        <table:table-row table:style-name="ro1">
          <table:table-cell office:value-type="float" office:value="16.691888" calcext:value-type="float">
            <text:p>16.691888</text:p>
          </table:table-cell>
          <table:table-cell table:formula="of:=([.A23]-[.A22])*1000" office:value-type="float" office:value="16.4650000000002" calcext:value-type="float">
            <text:p>16.4650000000002</text:p>
          </table:table-cell>
          <table:table-cell table:formula="of:=1000/[.B23]" office:value-type="float" office:value="60.7348921955657" calcext:value-type="float">
            <text:p>60.7348921955657</text:p>
          </table:table-cell>
          <table:table-cell table:formula="of:=AVERAGE([.C21:.C23])" office:value-type="float" office:value="59.6829387141492" calcext:value-type="float">
            <text:p>59.6829387141492</text:p>
          </table:table-cell>
        </table:table-row>
        <table:table-row table:style-name="ro1">
          <table:table-cell office:value-type="float" office:value="16.709292" calcext:value-type="float">
            <text:p>16.709292</text:p>
          </table:table-cell>
          <table:table-cell table:formula="of:=([.A24]-[.A23])*1000" office:value-type="float" office:value="17.4040000000026" calcext:value-type="float">
            <text:p>17.4040000000026</text:p>
          </table:table-cell>
          <table:table-cell table:formula="of:=1000/[.B24]" office:value-type="float" office:value="57.4580556193891" calcext:value-type="float">
            <text:p>57.4580556193891</text:p>
          </table:table-cell>
          <table:table-cell table:formula="of:=AVERAGE([.C22:.C24])" office:value-type="float" office:value="59.648763082913" calcext:value-type="float">
            <text:p>59.648763082913</text:p>
          </table:table-cell>
        </table:table-row>
        <table:table-row table:style-name="ro1">
          <table:table-cell office:value-type="float" office:value="16.725887" calcext:value-type="float">
            <text:p>16.725887</text:p>
          </table:table-cell>
          <table:table-cell table:formula="of:=([.A25]-[.A24])*1000" office:value-type="float" office:value="16.5949999999988" calcext:value-type="float">
            <text:p>16.5949999999988</text:p>
          </table:table-cell>
          <table:table-cell table:formula="of:=1000/[.B25]" office:value-type="float" office:value="60.2591141910257" calcext:value-type="float">
            <text:p>60.2591141910257</text:p>
          </table:table-cell>
          <table:table-cell table:formula="of:=AVERAGE([.C23:.C25])" office:value-type="float" office:value="59.4840206686602" calcext:value-type="float">
            <text:p>59.4840206686602</text:p>
          </table:table-cell>
        </table:table-row>
        <table:table-row table:style-name="ro1">
          <table:table-cell office:value-type="float" office:value="16.742272" calcext:value-type="float">
            <text:p>16.742272</text:p>
          </table:table-cell>
          <table:table-cell table:formula="of:=([.A26]-[.A25])*1000" office:value-type="float" office:value="16.3849999999997" calcext:value-type="float">
            <text:p>16.3849999999997</text:p>
          </table:table-cell>
          <table:table-cell table:formula="of:=1000/[.B26]" office:value-type="float" office:value="61.0314311870626" calcext:value-type="float">
            <text:p>61.0314311870626</text:p>
          </table:table-cell>
          <table:table-cell table:formula="of:=AVERAGE([.C24:.C26])" office:value-type="float" office:value="59.5828669991592" calcext:value-type="float">
            <text:p>59.5828669991592</text:p>
          </table:table-cell>
        </table:table-row>
        <table:table-row table:style-name="ro1">
          <table:table-cell office:value-type="float" office:value="16.759711" calcext:value-type="float">
            <text:p>16.759711</text:p>
          </table:table-cell>
          <table:table-cell table:formula="of:=([.A27]-[.A26])*1000" office:value-type="float" office:value="17.4389999999995" calcext:value-type="float">
            <text:p>17.4389999999995</text:p>
          </table:table-cell>
          <table:table-cell table:formula="of:=1000/[.B27]" office:value-type="float" office:value="57.3427375422918" calcext:value-type="float">
            <text:p>57.3427375422918</text:p>
          </table:table-cell>
          <table:table-cell table:formula="of:=AVERAGE([.C25:.C27])" office:value-type="float" office:value="59.5444276401267" calcext:value-type="float">
            <text:p>59.5444276401267</text:p>
          </table:table-cell>
        </table:table-row>
        <table:table-row table:style-name="ro1">
          <table:table-cell office:value-type="float" office:value="16.776087" calcext:value-type="float">
            <text:p>16.776087</text:p>
          </table:table-cell>
          <table:table-cell table:formula="of:=([.A28]-[.A27])*1000" office:value-type="float" office:value="16.3760000000011" calcext:value-type="float">
            <text:p>16.3760000000011</text:p>
          </table:table-cell>
          <table:table-cell table:formula="of:=1000/[.B28]" office:value-type="float" office:value="61.0649731314079" calcext:value-type="float">
            <text:p>61.0649731314079</text:p>
          </table:table-cell>
          <table:table-cell table:formula="of:=AVERAGE([.C26:.C28])" office:value-type="float" office:value="59.8130472869208" calcext:value-type="float">
            <text:p>59.8130472869208</text:p>
          </table:table-cell>
        </table:table-row>
        <table:table-row table:style-name="ro1">
          <table:table-cell office:value-type="float" office:value="16.79247" calcext:value-type="float">
            <text:p>16.79247</text:p>
          </table:table-cell>
          <table:table-cell table:formula="of:=([.A29]-[.A28])*1000" office:value-type="float" office:value="16.3830000000011" calcext:value-type="float">
            <text:p>16.3830000000011</text:p>
          </table:table-cell>
          <table:table-cell table:formula="of:=1000/[.B29]" office:value-type="float" office:value="61.0388817676818" calcext:value-type="float">
            <text:p>61.0388817676818</text:p>
          </table:table-cell>
          <table:table-cell table:formula="of:=AVERAGE([.C27:.C29])" office:value-type="float" office:value="59.8155308137938" calcext:value-type="float">
            <text:p>59.8155308137938</text:p>
          </table:table-cell>
        </table:table-row>
        <table:table-row table:style-name="ro1">
          <table:table-cell office:value-type="float" office:value="16.809859" calcext:value-type="float">
            <text:p>16.809859</text:p>
          </table:table-cell>
          <table:table-cell table:formula="of:=([.A30]-[.A29])*1000" office:value-type="float" office:value="17.3889999999979" calcext:value-type="float">
            <text:p>17.3889999999979</text:p>
          </table:table-cell>
          <table:table-cell table:formula="of:=1000/[.B30]" office:value-type="float" office:value="57.5076197596252" calcext:value-type="float">
            <text:p>57.5076197596252</text:p>
          </table:table-cell>
          <table:table-cell table:formula="of:=AVERAGE([.C28:.C30])" office:value-type="float" office:value="59.8704915529049" calcext:value-type="float">
            <text:p>59.8704915529049</text:p>
          </table:table-cell>
        </table:table-row>
        <table:table-row table:style-name="ro1">
          <table:table-cell office:value-type="float" office:value="16.826271" calcext:value-type="float">
            <text:p>16.826271</text:p>
          </table:table-cell>
          <table:table-cell table:formula="of:=([.A31]-[.A30])*1000" office:value-type="float" office:value="16.411999999999" calcext:value-type="float">
            <text:p>16.411999999999</text:p>
          </table:table-cell>
          <table:table-cell table:formula="of:=1000/[.B31]" office:value-type="float" office:value="60.9310260784829" calcext:value-type="float">
            <text:p>60.9310260784829</text:p>
          </table:table-cell>
          <table:table-cell table:formula="of:=AVERAGE([.C29:.C31])" office:value-type="float" office:value="59.8258425352633" calcext:value-type="float">
            <text:p>59.8258425352633</text:p>
          </table:table-cell>
        </table:table-row>
        <table:table-row table:style-name="ro1">
          <table:table-cell office:value-type="float" office:value="16.842723" calcext:value-type="float">
            <text:p>16.842723</text:p>
          </table:table-cell>
          <table:table-cell table:formula="of:=([.A32]-[.A31])*1000" office:value-type="float" office:value="16.452000000001" calcext:value-type="float">
            <text:p>16.452000000001</text:p>
          </table:table-cell>
          <table:table-cell table:formula="of:=1000/[.B32]" office:value-type="float" office:value="60.7828835399914" calcext:value-type="float">
            <text:p>60.7828835399914</text:p>
          </table:table-cell>
          <table:table-cell table:formula="of:=AVERAGE([.C30:.C32])" office:value-type="float" office:value="59.7405097926998" calcext:value-type="float">
            <text:p>59.7405097926998</text:p>
          </table:table-cell>
        </table:table-row>
        <table:table-row table:style-name="ro1">
          <table:table-cell office:value-type="float" office:value="16.860115" calcext:value-type="float">
            <text:p>16.860115</text:p>
          </table:table-cell>
          <table:table-cell table:formula="of:=([.A33]-[.A32])*1000" office:value-type="float" office:value="17.392000000001" calcext:value-type="float">
            <text:p>17.392000000001</text:p>
          </table:table-cell>
          <table:table-cell table:formula="of:=1000/[.B33]" office:value-type="float" office:value="57.4977000919931" calcext:value-type="float">
            <text:p>57.4977000919931</text:p>
          </table:table-cell>
          <table:table-cell table:formula="of:=AVERAGE([.C31:.C33])" office:value-type="float" office:value="59.7372032368225" calcext:value-type="float">
            <text:p>59.7372032368225</text:p>
          </table:table-cell>
        </table:table-row>
        <table:table-row table:style-name="ro1">
          <table:table-cell office:value-type="float" office:value="16.876688" calcext:value-type="float">
            <text:p>16.876688</text:p>
          </table:table-cell>
          <table:table-cell table:formula="of:=([.A34]-[.A33])*1000" office:value-type="float" office:value="16.5730000000011" calcext:value-type="float">
            <text:p>16.5730000000011</text:p>
          </table:table-cell>
          <table:table-cell table:formula="of:=1000/[.B34]" office:value-type="float" office:value="60.3391057744486" calcext:value-type="float">
            <text:p>60.3391057744486</text:p>
          </table:table-cell>
          <table:table-cell table:formula="of:=AVERAGE([.C32:.C34])" office:value-type="float" office:value="59.539896468811" calcext:value-type="float">
            <text:p>59.539896468811</text:p>
          </table:table-cell>
        </table:table-row>
        <table:table-row table:style-name="ro1">
          <table:table-cell office:value-type="float" office:value="16.893102" calcext:value-type="float">
            <text:p>16.893102</text:p>
          </table:table-cell>
          <table:table-cell table:formula="of:=([.A35]-[.A34])*1000" office:value-type="float" office:value="16.4139999999975" calcext:value-type="float">
            <text:p>16.4139999999975</text:p>
          </table:table-cell>
          <table:table-cell table:formula="of:=1000/[.B35]" office:value-type="float" office:value="60.9236018033479" calcext:value-type="float">
            <text:p>60.9236018033479</text:p>
          </table:table-cell>
          <table:table-cell table:formula="of:=AVERAGE([.C33:.C35])" office:value-type="float" office:value="59.5868025565966" calcext:value-type="float">
            <text:p>59.5868025565966</text:p>
          </table:table-cell>
        </table:table-row>
        <table:table-row table:style-name="ro1">
          <table:table-cell office:value-type="float" office:value="16.910714" calcext:value-type="float">
            <text:p>16.910714</text:p>
          </table:table-cell>
          <table:table-cell table:formula="of:=([.A36]-[.A35])*1000" office:value-type="float" office:value="17.6119999999997" calcext:value-type="float">
            <text:p>17.6119999999997</text:p>
          </table:table-cell>
          <table:table-cell table:formula="of:=1000/[.B36]" office:value-type="float" office:value="56.7794685441753" calcext:value-type="float">
            <text:p>56.7794685441753</text:p>
          </table:table-cell>
          <table:table-cell table:formula="of:=AVERAGE([.C34:.C36])" office:value-type="float" office:value="59.3473920406573" calcext:value-type="float">
            <text:p>59.3473920406573</text:p>
          </table:table-cell>
        </table:table-row>
        <table:table-row table:style-name="ro1">
          <table:table-cell office:value-type="float" office:value="16.9272" calcext:value-type="float">
            <text:p>16.9272</text:p>
          </table:table-cell>
          <table:table-cell table:formula="of:=([.A37]-[.A36])*1000" office:value-type="float" office:value="16.4860000000004" calcext:value-type="float">
            <text:p>16.4860000000004</text:p>
          </table:table-cell>
          <table:table-cell table:formula="of:=1000/[.B37]" office:value-type="float" office:value="60.6575275991734" calcext:value-type="float">
            <text:p>60.6575275991734</text:p>
          </table:table-cell>
          <table:table-cell table:formula="of:=AVERAGE([.C35:.C37])" office:value-type="float" office:value="59.4535326488989" calcext:value-type="float">
            <text:p>59.4535326488989</text:p>
          </table:table-cell>
        </table:table-row>
        <table:table-row table:style-name="ro1">
          <table:table-cell office:value-type="float" office:value="16.943804" calcext:value-type="float">
            <text:p>16.943804</text:p>
          </table:table-cell>
          <table:table-cell table:formula="of:=([.A38]-[.A37])*1000" office:value-type="float" office:value="16.604000000001" calcext:value-type="float">
            <text:p>16.604000000001</text:p>
          </table:table-cell>
          <table:table-cell table:formula="of:=1000/[.B38]" office:value-type="float" office:value="60.2264514574767" calcext:value-type="float">
            <text:p>60.2264514574767</text:p>
          </table:table-cell>
          <table:table-cell table:formula="of:=AVERAGE([.C36:.C38])" office:value-type="float" office:value="59.2211492002751" calcext:value-type="float">
            <text:p>59.2211492002751</text:p>
          </table:table-cell>
        </table:table-row>
        <table:table-row table:style-name="ro1">
          <table:table-cell office:value-type="float" office:value="16.96143" calcext:value-type="float">
            <text:p>16.96143</text:p>
          </table:table-cell>
          <table:table-cell table:formula="of:=([.A39]-[.A38])*1000" office:value-type="float" office:value="17.6259999999999" calcext:value-type="float">
            <text:p>17.6259999999999</text:p>
          </table:table-cell>
          <table:table-cell table:formula="of:=1000/[.B39]" office:value-type="float" office:value="56.7343696811531" calcext:value-type="float">
            <text:p>56.7343696811531</text:p>
          </table:table-cell>
          <table:table-cell table:formula="of:=AVERAGE([.C37:.C39])" office:value-type="float" office:value="59.2061162459344" calcext:value-type="float">
            <text:p>59.2061162459344</text:p>
          </table:table-cell>
        </table:table-row>
        <table:table-row table:style-name="ro1">
          <table:table-cell office:value-type="float" office:value="16.97805" calcext:value-type="float">
            <text:p>16.97805</text:p>
          </table:table-cell>
          <table:table-cell table:formula="of:=([.A40]-[.A39])*1000" office:value-type="float" office:value="16.6199999999996" calcext:value-type="float">
            <text:p>16.6199999999996</text:p>
          </table:table-cell>
          <table:table-cell table:formula="of:=1000/[.B40]" office:value-type="float" office:value="60.1684717208196" calcext:value-type="float">
            <text:p>60.1684717208196</text:p>
          </table:table-cell>
          <table:table-cell table:formula="of:=AVERAGE([.C38:.C40])" office:value-type="float" office:value="59.0430976198165" calcext:value-type="float">
            <text:p>59.0430976198165</text:p>
          </table:table-cell>
        </table:table-row>
        <table:table-row table:style-name="ro1">
          <table:table-cell office:value-type="float" office:value="16.994682" calcext:value-type="float">
            <text:p>16.994682</text:p>
          </table:table-cell>
          <table:table-cell table:formula="of:=([.A41]-[.A40])*1000" office:value-type="float" office:value="16.6320000000013" calcext:value-type="float">
            <text:p>16.6320000000013</text:p>
          </table:table-cell>
          <table:table-cell table:formula="of:=1000/[.B41]" office:value-type="float" office:value="60.1250601250554" calcext:value-type="float">
            <text:p>60.1250601250554</text:p>
          </table:table-cell>
          <table:table-cell table:formula="of:=AVERAGE([.C39:.C41])" office:value-type="float" office:value="59.0093005090094" calcext:value-type="float">
            <text:p>59.0093005090094</text:p>
          </table:table-cell>
        </table:table-row>
        <table:table-row table:style-name="ro1">
          <table:table-cell office:value-type="float" office:value="17.012351" calcext:value-type="float">
            <text:p>17.012351</text:p>
          </table:table-cell>
          <table:table-cell table:formula="of:=([.A42]-[.A41])*1000" office:value-type="float" office:value="17.6689999999979" calcext:value-type="float">
            <text:p>17.6689999999979</text:p>
          </table:table-cell>
          <table:table-cell table:formula="of:=1000/[.B42]" office:value-type="float" office:value="56.596298602078" calcext:value-type="float">
            <text:p>56.596298602078</text:p>
          </table:table-cell>
          <table:table-cell table:formula="of:=AVERAGE([.C40:.C42])" office:value-type="float" office:value="58.9632768159844" calcext:value-type="float">
            <text:p>58.9632768159844</text:p>
          </table:table-cell>
        </table:table-row>
        <table:table-row table:style-name="ro1">
          <table:table-cell office:value-type="float" office:value="17.028774" calcext:value-type="float">
            <text:p>17.028774</text:p>
          </table:table-cell>
          <table:table-cell table:formula="of:=([.A43]-[.A42])*1000" office:value-type="float" office:value="16.4229999999996" calcext:value-type="float">
            <text:p>16.4229999999996</text:p>
          </table:table-cell>
          <table:table-cell table:formula="of:=1000/[.B43]" office:value-type="float" office:value="60.8902149424601" calcext:value-type="float">
            <text:p>60.8902149424601</text:p>
          </table:table-cell>
          <table:table-cell table:formula="of:=AVERAGE([.C41:.C43])" office:value-type="float" office:value="59.2038578898645" calcext:value-type="float">
            <text:p>59.2038578898645</text:p>
          </table:table-cell>
        </table:table-row>
        <table:table-row table:style-name="ro1">
          <table:table-cell office:value-type="float" office:value="17.051206" calcext:value-type="float">
            <text:p>17.051206</text:p>
          </table:table-cell>
          <table:table-cell table:formula="of:=([.A44]-[.A43])*1000" office:value-type="float" office:value="22.432000000002" calcext:value-type="float">
            <text:p>22.432000000002</text:p>
          </table:table-cell>
          <table:table-cell table:formula="of:=1000/[.B44]" office:value-type="float" office:value="44.5791726105524" calcext:value-type="float">
            <text:p>44.5791726105524</text:p>
          </table:table-cell>
          <table:table-cell table:formula="of:=AVERAGE([.C42:.C44])" office:value-type="float" office:value="54.0218953850302" calcext:value-type="float">
            <text:p>54.0218953850302</text:p>
          </table:table-cell>
        </table:table-row>
        <table:table-row table:style-name="ro1">
          <table:table-cell office:value-type="float" office:value="17.074396" calcext:value-type="float">
            <text:p>17.074396</text:p>
          </table:table-cell>
          <table:table-cell table:formula="of:=([.A45]-[.A44])*1000" office:value-type="float" office:value="23.1899999999996" calcext:value-type="float">
            <text:p>23.1899999999996</text:p>
          </table:table-cell>
          <table:table-cell table:formula="of:=1000/[.B45]" office:value-type="float" office:value="43.1220353600697" calcext:value-type="float">
            <text:p>43.1220353600697</text:p>
          </table:table-cell>
          <table:table-cell table:formula="of:=AVERAGE([.C43:.C45])" office:value-type="float" office:value="49.5304743043607" calcext:value-type="float">
            <text:p>49.5304743043607</text:p>
          </table:table-cell>
        </table:table-row>
        <table:table-row table:style-name="ro1">
          <table:table-cell office:value-type="float" office:value="17.096578" calcext:value-type="float">
            <text:p>17.096578</text:p>
          </table:table-cell>
          <table:table-cell table:formula="of:=([.A46]-[.A45])*1000" office:value-type="float" office:value="22.1820000000008" calcext:value-type="float">
            <text:p>22.1820000000008</text:p>
          </table:table-cell>
          <table:table-cell table:formula="of:=1000/[.B46]" office:value-type="float" office:value="45.0815976918206" calcext:value-type="float">
            <text:p>45.0815976918206</text:p>
          </table:table-cell>
          <table:table-cell table:formula="of:=AVERAGE([.C44:.C46])" office:value-type="float" office:value="44.2609352208142" calcext:value-type="float">
            <text:p>44.2609352208142</text:p>
          </table:table-cell>
        </table:table-row>
        <table:table-row table:style-name="ro1">
          <table:table-cell office:value-type="float" office:value="17.117852" calcext:value-type="float">
            <text:p>17.117852</text:p>
          </table:table-cell>
          <table:table-cell table:formula="of:=([.A47]-[.A46])*1000" office:value-type="float" office:value="21.2739999999982" calcext:value-type="float">
            <text:p>21.2739999999982</text:p>
          </table:table-cell>
          <table:table-cell table:formula="of:=1000/[.B47]" office:value-type="float" office:value="47.0057346996372" calcext:value-type="float">
            <text:p>47.0057346996372</text:p>
          </table:table-cell>
          <table:table-cell table:formula="of:=AVERAGE([.C45:.C47])" office:value-type="float" office:value="45.0697892505092" calcext:value-type="float">
            <text:p>45.0697892505092</text:p>
          </table:table-cell>
        </table:table-row>
        <table:table-row table:style-name="ro1">
          <table:table-cell office:value-type="float" office:value="17.140381" calcext:value-type="float">
            <text:p>17.140381</text:p>
          </table:table-cell>
          <table:table-cell table:formula="of:=([.A48]-[.A47])*1000" office:value-type="float" office:value="22.5290000000022" calcext:value-type="float">
            <text:p>22.5290000000022</text:p>
          </table:table-cell>
          <table:table-cell table:formula="of:=1000/[.B48]" office:value-type="float" office:value="44.3872342314306" calcext:value-type="float">
            <text:p>44.3872342314306</text:p>
          </table:table-cell>
          <table:table-cell table:formula="of:=AVERAGE([.C46:.C48])" office:value-type="float" office:value="45.4915222076295" calcext:value-type="float">
            <text:p>45.4915222076295</text:p>
          </table:table-cell>
        </table:table-row>
        <table:table-row table:style-name="ro1">
          <table:table-cell office:value-type="float" office:value="17.162231" calcext:value-type="float">
            <text:p>17.162231</text:p>
          </table:table-cell>
          <table:table-cell table:formula="of:=([.A49]-[.A48])*1000" office:value-type="float" office:value="21.849999999997" calcext:value-type="float">
            <text:p>21.849999999997</text:p>
          </table:table-cell>
          <table:table-cell table:formula="of:=1000/[.B49]" office:value-type="float" office:value="45.7665903890222" calcext:value-type="float">
            <text:p>45.7665903890222</text:p>
          </table:table-cell>
          <table:table-cell table:formula="of:=AVERAGE([.C47:.C49])" office:value-type="float" office:value="45.7198531066967" calcext:value-type="float">
            <text:p>45.7198531066967</text:p>
          </table:table-cell>
        </table:table-row>
        <table:table-row table:style-name="ro1">
          <table:table-cell office:value-type="float" office:value="17.184278" calcext:value-type="float">
            <text:p>17.184278</text:p>
          </table:table-cell>
          <table:table-cell table:formula="of:=([.A50]-[.A49])*1000" office:value-type="float" office:value="22.0470000000006" calcext:value-type="float">
            <text:p>22.0470000000006</text:p>
          </table:table-cell>
          <table:table-cell table:formula="of:=1000/[.B50]" office:value-type="float" office:value="45.3576450310688" calcext:value-type="float">
            <text:p>45.3576450310688</text:p>
          </table:table-cell>
          <table:table-cell table:formula="of:=AVERAGE([.C48:.C50])" office:value-type="float" office:value="45.1704898838405" calcext:value-type="float">
            <text:p>45.1704898838405</text:p>
          </table:table-cell>
        </table:table-row>
        <table:table-row table:style-name="ro1">
          <table:table-cell office:value-type="float" office:value="17.20725" calcext:value-type="float">
            <text:p>17.20725</text:p>
          </table:table-cell>
          <table:table-cell table:formula="of:=([.A51]-[.A50])*1000" office:value-type="float" office:value="22.9719999999993" calcext:value-type="float">
            <text:p>22.9719999999993</text:p>
          </table:table-cell>
          <table:table-cell table:formula="of:=1000/[.B51]" office:value-type="float" office:value="43.5312554414082" calcext:value-type="float">
            <text:p>43.5312554414082</text:p>
          </table:table-cell>
          <table:table-cell table:formula="of:=AVERAGE([.C49:.C51])" office:value-type="float" office:value="44.8851636204997" calcext:value-type="float">
            <text:p>44.8851636204997</text:p>
          </table:table-cell>
        </table:table-row>
        <table:table-row table:style-name="ro1">
          <table:table-cell office:value-type="float" office:value="17.228954" calcext:value-type="float">
            <text:p>17.228954</text:p>
          </table:table-cell>
          <table:table-cell table:formula="of:=([.A52]-[.A51])*1000" office:value-type="float" office:value="21.7040000000033" calcext:value-type="float">
            <text:p>21.7040000000033</text:p>
          </table:table-cell>
          <table:table-cell table:formula="of:=1000/[.B52]" office:value-type="float" office:value="46.0744563214085" calcext:value-type="float">
            <text:p>46.0744563214085</text:p>
          </table:table-cell>
          <table:table-cell table:formula="of:=AVERAGE([.C50:.C52])" office:value-type="float" office:value="44.9877855979618" calcext:value-type="float">
            <text:p>44.9877855979618</text:p>
          </table:table-cell>
        </table:table-row>
        <table:table-row table:style-name="ro1">
          <table:table-cell office:value-type="float" office:value="17.250759" calcext:value-type="float">
            <text:p>17.250759</text:p>
          </table:table-cell>
          <table:table-cell table:formula="of:=([.A53]-[.A52])*1000" office:value-type="float" office:value="21.804999999997" calcext:value-type="float">
            <text:p>21.804999999997</text:p>
          </table:table-cell>
          <table:table-cell table:formula="of:=1000/[.B53]" office:value-type="float" office:value="45.8610410456381" calcext:value-type="float">
            <text:p>45.8610410456381</text:p>
          </table:table-cell>
          <table:table-cell table:formula="of:=AVERAGE([.C51:.C53])" office:value-type="float" office:value="45.1555842694849" calcext:value-type="float">
            <text:p>45.1555842694849</text:p>
          </table:table-cell>
        </table:table-row>
        <table:table-row table:style-name="ro1">
          <table:table-cell office:value-type="float" office:value="17.27299" calcext:value-type="float">
            <text:p>17.27299</text:p>
          </table:table-cell>
          <table:table-cell table:formula="of:=([.A54]-[.A53])*1000" office:value-type="float" office:value="22.2310000000014" calcext:value-type="float">
            <text:p>22.2310000000014</text:p>
          </table:table-cell>
          <table:table-cell table:formula="of:=1000/[.B54]" office:value-type="float" office:value="44.9822320183498" calcext:value-type="float">
            <text:p>44.9822320183498</text:p>
          </table:table-cell>
          <table:table-cell table:formula="of:=AVERAGE([.C52:.C54])" office:value-type="float" office:value="45.6392431284655" calcext:value-type="float">
            <text:p>45.6392431284655</text:p>
          </table:table-cell>
        </table:table-row>
        <table:table-row table:style-name="ro1">
          <table:table-cell office:value-type="float" office:value="17.294575" calcext:value-type="float">
            <text:p>17.294575</text:p>
          </table:table-cell>
          <table:table-cell table:formula="of:=([.A55]-[.A54])*1000" office:value-type="float" office:value="21.5849999999982" calcext:value-type="float">
            <text:p>21.5849999999982</text:p>
          </table:table-cell>
          <table:table-cell table:formula="of:=1000/[.B55]" office:value-type="float" office:value="46.3284688441086" calcext:value-type="float">
            <text:p>46.3284688441086</text:p>
          </table:table-cell>
          <table:table-cell table:formula="of:=AVERAGE([.C53:.C55])" office:value-type="float" office:value="45.7239139693655" calcext:value-type="float">
            <text:p>45.7239139693655</text:p>
          </table:table-cell>
        </table:table-row>
        <table:table-row table:style-name="ro1">
          <table:table-cell office:value-type="float" office:value="17.315367" calcext:value-type="float">
            <text:p>17.315367</text:p>
          </table:table-cell>
          <table:table-cell table:formula="of:=([.A56]-[.A55])*1000" office:value-type="float" office:value="20.7920000000001" calcext:value-type="float">
            <text:p>20.7920000000001</text:p>
          </table:table-cell>
          <table:table-cell table:formula="of:=1000/[.B56]" office:value-type="float" office:value="48.0954213158904" calcext:value-type="float">
            <text:p>48.0954213158904</text:p>
          </table:table-cell>
          <table:table-cell table:formula="of:=AVERAGE([.C54:.C56])" office:value-type="float" office:value="46.4687073927829" calcext:value-type="float">
            <text:p>46.4687073927829</text:p>
          </table:table-cell>
        </table:table-row>
        <table:table-row table:style-name="ro1">
          <table:table-cell office:value-type="float" office:value="17.338452" calcext:value-type="float">
            <text:p>17.338452</text:p>
          </table:table-cell>
          <table:table-cell table:formula="of:=([.A57]-[.A56])*1000" office:value-type="float" office:value="23.0850000000018" calcext:value-type="float">
            <text:p>23.0850000000018</text:p>
          </table:table-cell>
          <table:table-cell table:formula="of:=1000/[.B57]" office:value-type="float" office:value="43.3181719731394" calcext:value-type="float">
            <text:p>43.3181719731394</text:p>
          </table:table-cell>
          <table:table-cell table:formula="of:=AVERAGE([.C55:.C57])" office:value-type="float" office:value="45.9140207110461" calcext:value-type="float">
            <text:p>45.9140207110461</text:p>
          </table:table-cell>
        </table:table-row>
        <table:table-row table:style-name="ro1">
          <table:table-cell office:value-type="float" office:value="17.359087" calcext:value-type="float">
            <text:p>17.359087</text:p>
          </table:table-cell>
          <table:table-cell table:formula="of:=([.A58]-[.A57])*1000" office:value-type="float" office:value="20.6349999999986" calcext:value-type="float">
            <text:p>20.6349999999986</text:p>
          </table:table-cell>
          <table:table-cell table:formula="of:=1000/[.B58]" office:value-type="float" office:value="48.461352071726" calcext:value-type="float">
            <text:p>48.461352071726</text:p>
          </table:table-cell>
          <table:table-cell table:formula="of:=AVERAGE([.C56:.C58])" office:value-type="float" office:value="46.6249817869186" calcext:value-type="float">
            <text:p>46.6249817869186</text:p>
          </table:table-cell>
        </table:table-row>
        <table:table-row table:style-name="ro1">
          <table:table-cell office:value-type="float" office:value="17.380582" calcext:value-type="float">
            <text:p>17.380582</text:p>
          </table:table-cell>
          <table:table-cell table:formula="of:=([.A59]-[.A58])*1000" office:value-type="float" office:value="21.4950000000016" calcext:value-type="float">
            <text:p>21.4950000000016</text:p>
          </table:table-cell>
          <table:table-cell table:formula="of:=1000/[.B59]" office:value-type="float" office:value="46.522447080713" calcext:value-type="float">
            <text:p>46.522447080713</text:p>
          </table:table-cell>
          <table:table-cell table:formula="of:=AVERAGE([.C57:.C59])" office:value-type="float" office:value="46.1006570418595" calcext:value-type="float">
            <text:p>46.1006570418595</text:p>
          </table:table-cell>
        </table:table-row>
        <table:table-row table:style-name="ro1">
          <table:table-cell office:value-type="float" office:value="17.402515" calcext:value-type="float">
            <text:p>17.402515</text:p>
          </table:table-cell>
          <table:table-cell table:formula="of:=([.A60]-[.A59])*1000" office:value-type="float" office:value="21.9330000000006" calcext:value-type="float">
            <text:p>21.9330000000006</text:p>
          </table:table-cell>
          <table:table-cell table:formula="of:=1000/[.B60]" office:value-type="float" office:value="45.5933980759573" calcext:value-type="float">
            <text:p>45.5933980759573</text:p>
          </table:table-cell>
          <table:table-cell table:formula="of:=AVERAGE([.C58:.C60])" office:value-type="float" office:value="46.8590657427988" calcext:value-type="float">
            <text:p>46.8590657427988</text:p>
          </table:table-cell>
        </table:table-row>
        <table:table-row table:style-name="ro1">
          <table:table-cell office:value-type="float" office:value="17.423093" calcext:value-type="float">
            <text:p>17.423093</text:p>
          </table:table-cell>
          <table:table-cell table:formula="of:=([.A61]-[.A60])*1000" office:value-type="float" office:value="20.5780000000004" calcext:value-type="float">
            <text:p>20.5780000000004</text:p>
          </table:table-cell>
          <table:table-cell table:formula="of:=1000/[.B61]" office:value-type="float" office:value="48.5955875206521" calcext:value-type="float">
            <text:p>48.5955875206521</text:p>
          </table:table-cell>
          <table:table-cell table:formula="of:=AVERAGE([.C59:.C61])" office:value-type="float" office:value="46.9038108924408" calcext:value-type="float">
            <text:p>46.9038108924408</text:p>
          </table:table-cell>
        </table:table-row>
        <table:table-row table:style-name="ro1">
          <table:table-cell office:value-type="float" office:value="17.443975" calcext:value-type="float">
            <text:p>17.443975</text:p>
          </table:table-cell>
          <table:table-cell table:formula="of:=([.A62]-[.A61])*1000" office:value-type="float" office:value="20.8819999999967" calcext:value-type="float">
            <text:p>20.8819999999967</text:p>
          </table:table-cell>
          <table:table-cell table:formula="of:=1000/[.B62]" office:value-type="float" office:value="47.8881333205707" calcext:value-type="float">
            <text:p>47.8881333205707</text:p>
          </table:table-cell>
          <table:table-cell table:formula="of:=AVERAGE([.C60:.C62])" office:value-type="float" office:value="47.35903963906" calcext:value-type="float">
            <text:p>47.35903963906</text:p>
          </table:table-cell>
        </table:table-row>
        <table:table-row table:style-name="ro1">
          <table:table-cell office:value-type="float" office:value="17.466558" calcext:value-type="float">
            <text:p>17.466558</text:p>
          </table:table-cell>
          <table:table-cell table:formula="of:=([.A63]-[.A62])*1000" office:value-type="float" office:value="22.5830000000009" calcext:value-type="float">
            <text:p>22.5830000000009</text:p>
          </table:table-cell>
          <table:table-cell table:formula="of:=1000/[.B63]" office:value-type="float" office:value="44.2810963999451" calcext:value-type="float">
            <text:p>44.2810963999451</text:p>
          </table:table-cell>
          <table:table-cell table:formula="of:=AVERAGE([.C61:.C63])" office:value-type="float" office:value="46.9216057470559" calcext:value-type="float">
            <text:p>46.9216057470559</text:p>
          </table:table-cell>
        </table:table-row>
        <table:table-row table:style-name="ro1">
          <table:table-cell office:value-type="float" office:value="17.488651" calcext:value-type="float">
            <text:p>17.488651</text:p>
          </table:table-cell>
          <table:table-cell table:formula="of:=([.A64]-[.A63])*1000" office:value-type="float" office:value="22.0930000000017" calcext:value-type="float">
            <text:p>22.0930000000017</text:p>
          </table:table-cell>
          <table:table-cell table:formula="of:=1000/[.B64]" office:value-type="float" office:value="45.2632055402129" calcext:value-type="float">
            <text:p>45.2632055402129</text:p>
          </table:table-cell>
          <table:table-cell table:formula="of:=AVERAGE([.C62:.C64])" office:value-type="float" office:value="45.8108117535762" calcext:value-type="float">
            <text:p>45.8108117535762</text:p>
          </table:table-cell>
        </table:table-row>
        <table:table-row table:style-name="ro1">
          <table:table-cell office:value-type="float" office:value="17.510208" calcext:value-type="float">
            <text:p>17.510208</text:p>
          </table:table-cell>
          <table:table-cell table:formula="of:=([.A65]-[.A64])*1000" office:value-type="float" office:value="21.5569999999978" calcext:value-type="float">
            <text:p>21.5569999999978</text:p>
          </table:table-cell>
          <table:table-cell table:formula="of:=1000/[.B65]" office:value-type="float" office:value="46.3886440599388" calcext:value-type="float">
            <text:p>46.3886440599388</text:p>
          </table:table-cell>
          <table:table-cell table:formula="of:=AVERAGE([.C63:.C65])" office:value-type="float" office:value="45.3109820000323" calcext:value-type="float">
            <text:p>45.3109820000323</text:p>
          </table:table-cell>
        </table:table-row>
        <table:table-row table:style-name="ro1">
          <table:table-cell office:value-type="float" office:value="17.532172" calcext:value-type="float">
            <text:p>17.532172</text:p>
          </table:table-cell>
          <table:table-cell table:formula="of:=([.A66]-[.A65])*1000" office:value-type="float" office:value="21.9640000000005" calcext:value-type="float">
            <text:p>21.9640000000005</text:p>
          </table:table-cell>
          <table:table-cell table:formula="of:=1000/[.B66]" office:value-type="float" office:value="45.5290475323245" calcext:value-type="float">
            <text:p>45.5290475323245</text:p>
          </table:table-cell>
          <table:table-cell table:formula="of:=AVERAGE([.C64:.C66])" office:value-type="float" office:value="45.7269657108254" calcext:value-type="float">
            <text:p>45.7269657108254</text:p>
          </table:table-cell>
        </table:table-row>
        <table:table-row table:style-name="ro1">
          <table:table-cell office:value-type="float" office:value="17.553655" calcext:value-type="float">
            <text:p>17.553655</text:p>
          </table:table-cell>
          <table:table-cell table:formula="of:=([.A67]-[.A66])*1000" office:value-type="float" office:value="21.4829999999999" calcext:value-type="float">
            <text:p>21.4829999999999</text:p>
          </table:table-cell>
          <table:table-cell table:formula="of:=1000/[.B67]" office:value-type="float" office:value="46.548433645208" calcext:value-type="float">
            <text:p>46.548433645208</text:p>
          </table:table-cell>
          <table:table-cell table:formula="of:=AVERAGE([.C65:.C67])" office:value-type="float" office:value="46.1553750791571" calcext:value-type="float">
            <text:p>46.1553750791571</text:p>
          </table:table-cell>
        </table:table-row>
        <table:table-row table:style-name="ro1">
          <table:table-cell office:value-type="float" office:value="17.575061" calcext:value-type="float">
            <text:p>17.575061</text:p>
          </table:table-cell>
          <table:table-cell table:formula="of:=([.A68]-[.A67])*1000" office:value-type="float" office:value="21.4060000000025" calcext:value-type="float">
            <text:p>21.4060000000025</text:p>
          </table:table-cell>
          <table:table-cell table:formula="of:=1000/[.B68]" office:value-type="float" office:value="46.7158740539981" calcext:value-type="float">
            <text:p>46.7158740539981</text:p>
          </table:table-cell>
          <table:table-cell table:formula="of:=AVERAGE([.C66:.C68])" office:value-type="float" office:value="46.2644517438436" calcext:value-type="float">
            <text:p>46.2644517438436</text:p>
          </table:table-cell>
        </table:table-row>
        <table:table-row table:style-name="ro1">
          <table:table-cell office:value-type="float" office:value="17.597736" calcext:value-type="float">
            <text:p>17.597736</text:p>
          </table:table-cell>
          <table:table-cell table:formula="of:=([.A69]-[.A68])*1000" office:value-type="float" office:value="22.6749999999996" calcext:value-type="float">
            <text:p>22.6749999999996</text:p>
          </table:table-cell>
          <table:table-cell table:formula="of:=1000/[.B69]" office:value-type="float" office:value="44.101433296583" calcext:value-type="float">
            <text:p>44.101433296583</text:p>
          </table:table-cell>
          <table:table-cell table:formula="of:=AVERAGE([.C67:.C69])" office:value-type="float" office:value="45.7885803319297" calcext:value-type="float">
            <text:p>45.7885803319297</text:p>
          </table:table-cell>
        </table:table-row>
        <table:table-row table:style-name="ro1">
          <table:table-cell office:value-type="float" office:value="17.619155" calcext:value-type="float">
            <text:p>17.619155</text:p>
          </table:table-cell>
          <table:table-cell table:formula="of:=([.A70]-[.A69])*1000" office:value-type="float" office:value="21.4189999999981" calcext:value-type="float">
            <text:p>21.4189999999981</text:p>
          </table:table-cell>
          <table:table-cell table:formula="of:=1000/[.B70]" office:value-type="float" office:value="46.6875204257944" calcext:value-type="float">
            <text:p>46.6875204257944</text:p>
          </table:table-cell>
          <table:table-cell table:formula="of:=AVERAGE([.C68:.C70])" office:value-type="float" office:value="45.8349425921252" calcext:value-type="float">
            <text:p>45.8349425921252</text:p>
          </table:table-cell>
        </table:table-row>
        <table:table-row table:style-name="ro1">
          <table:table-cell office:value-type="float" office:value="17.640292" calcext:value-type="float">
            <text:p>17.640292</text:p>
          </table:table-cell>
          <table:table-cell table:formula="of:=([.A71]-[.A70])*1000" office:value-type="float" office:value="21.1369999999995" calcext:value-type="float">
            <text:p>21.1369999999995</text:p>
          </table:table-cell>
          <table:table-cell table:formula="of:=1000/[.B71]" office:value-type="float" office:value="47.3104035577434" calcext:value-type="float">
            <text:p>47.3104035577434</text:p>
          </table:table-cell>
          <table:table-cell table:formula="of:=AVERAGE([.C69:.C71])" office:value-type="float" office:value="46.0331190933736" calcext:value-type="float">
            <text:p>46.0331190933736</text:p>
          </table:table-cell>
        </table:table-row>
        <table:table-row table:style-name="ro1">
          <table:table-cell office:value-type="float" office:value="17.662989" calcext:value-type="float">
            <text:p>17.662989</text:p>
          </table:table-cell>
          <table:table-cell table:formula="of:=([.A72]-[.A71])*1000" office:value-type="float" office:value="22.6970000000009" calcext:value-type="float">
            <text:p>22.6970000000009</text:p>
          </table:table-cell>
          <table:table-cell table:formula="of:=1000/[.B72]" office:value-type="float" office:value="44.0586861699768" calcext:value-type="float">
            <text:p>44.0586861699768</text:p>
          </table:table-cell>
          <table:table-cell table:formula="of:=AVERAGE([.C70:.C72])" office:value-type="float" office:value="46.0188700511715" calcext:value-type="float">
            <text:p>46.0188700511715</text:p>
          </table:table-cell>
        </table:table-row>
        <table:table-row table:style-name="ro1">
          <table:table-cell office:value-type="float" office:value="17.684583" calcext:value-type="float">
            <text:p>17.684583</text:p>
          </table:table-cell>
          <table:table-cell table:formula="of:=([.A73]-[.A72])*1000" office:value-type="float" office:value="21.5940000000003" calcext:value-type="float">
            <text:p>21.5940000000003</text:p>
          </table:table-cell>
          <table:table-cell table:formula="of:=1000/[.B73]" office:value-type="float" office:value="46.3091599518378" calcext:value-type="float">
            <text:p>46.3091599518378</text:p>
          </table:table-cell>
          <table:table-cell table:formula="of:=AVERAGE([.C71:.C73])" office:value-type="float" office:value="45.892749893186" calcext:value-type="float">
            <text:p>45.892749893186</text:p>
          </table:table-cell>
        </table:table-row>
        <table:table-row table:style-name="ro1">
          <table:table-cell office:value-type="float" office:value="17.706193" calcext:value-type="float">
            <text:p>17.706193</text:p>
          </table:table-cell>
          <table:table-cell table:formula="of:=([.A74]-[.A73])*1000" office:value-type="float" office:value="21.609999999999" calcext:value-type="float">
            <text:p>21.609999999999</text:p>
          </table:table-cell>
          <table:table-cell table:formula="of:=1000/[.B74]" office:value-type="float" office:value="46.2748727441021" calcext:value-type="float">
            <text:p>46.2748727441021</text:p>
          </table:table-cell>
          <table:table-cell table:formula="of:=AVERAGE([.C72:.C74])" office:value-type="float" office:value="45.5475729553055" calcext:value-type="float">
            <text:p>45.5475729553055</text:p>
          </table:table-cell>
        </table:table-row>
        <table:table-row table:style-name="ro1">
          <table:table-cell office:value-type="float" office:value="17.728546" calcext:value-type="float">
            <text:p>17.728546</text:p>
          </table:table-cell>
          <table:table-cell table:formula="of:=([.A75]-[.A74])*1000" office:value-type="float" office:value="22.3530000000025" calcext:value-type="float">
            <text:p>22.3530000000025</text:p>
          </table:table-cell>
          <table:table-cell table:formula="of:=1000/[.B75]" office:value-type="float" office:value="44.7367243770361" calcext:value-type="float">
            <text:p>44.7367243770361</text:p>
          </table:table-cell>
          <table:table-cell table:formula="of:=AVERAGE([.C73:.C75])" office:value-type="float" office:value="45.773585690992" calcext:value-type="float">
            <text:p>45.773585690992</text:p>
          </table:table-cell>
        </table:table-row>
        <table:table-row table:style-name="ro1">
          <table:table-cell office:value-type="float" office:value="17.750079" calcext:value-type="float">
            <text:p>17.750079</text:p>
          </table:table-cell>
          <table:table-cell table:formula="of:=([.A76]-[.A75])*1000" office:value-type="float" office:value="21.532999999998" calcext:value-type="float">
            <text:p>21.532999999998</text:p>
          </table:table-cell>
          <table:table-cell table:formula="of:=1000/[.B76]" office:value-type="float" office:value="46.4403473738026" calcext:value-type="float">
            <text:p>46.4403473738026</text:p>
          </table:table-cell>
          <table:table-cell table:formula="of:=AVERAGE([.C74:.C76])" office:value-type="float" office:value="45.8173148316469" calcext:value-type="float">
            <text:p>45.8173148316469</text:p>
          </table:table-cell>
        </table:table-row>
        <table:table-row table:style-name="ro1">
          <table:table-cell office:value-type="float" office:value="17.771801" calcext:value-type="float">
            <text:p>17.771801</text:p>
          </table:table-cell>
          <table:table-cell table:formula="of:=([.A77]-[.A76])*1000" office:value-type="float" office:value="21.7220000000005" calcext:value-type="float">
            <text:p>21.7220000000005</text:p>
          </table:table-cell>
          <table:table-cell table:formula="of:=1000/[.B77]" office:value-type="float" office:value="46.0362765859488" calcext:value-type="float">
            <text:p>46.0362765859488</text:p>
          </table:table-cell>
          <table:table-cell table:formula="of:=AVERAGE([.C75:.C77])" office:value-type="float" office:value="45.7377827789292" calcext:value-type="float">
            <text:p>45.7377827789292</text:p>
          </table:table-cell>
        </table:table-row>
        <table:table-row table:style-name="ro1">
          <table:table-cell office:value-type="float" office:value="17.79466" calcext:value-type="float">
            <text:p>17.79466</text:p>
          </table:table-cell>
          <table:table-cell table:formula="of:=([.A78]-[.A77])*1000" office:value-type="float" office:value="22.8590000000004" calcext:value-type="float">
            <text:p>22.8590000000004</text:p>
          </table:table-cell>
          <table:table-cell table:formula="of:=1000/[.B78]" office:value-type="float" office:value="43.7464456012941" calcext:value-type="float">
            <text:p>43.7464456012941</text:p>
          </table:table-cell>
          <table:table-cell table:formula="of:=AVERAGE([.C76:.C78])" office:value-type="float" office:value="45.4076898536818" calcext:value-type="float">
            <text:p>45.4076898536818</text:p>
          </table:table-cell>
        </table:table-row>
        <table:table-row table:style-name="ro1">
          <table:table-cell office:value-type="float" office:value="17.816229" calcext:value-type="float">
            <text:p>17.816229</text:p>
          </table:table-cell>
          <table:table-cell table:formula="of:=([.A79]-[.A78])*1000" office:value-type="float" office:value="21.5689999999995" calcext:value-type="float">
            <text:p>21.5689999999995</text:p>
          </table:table-cell>
          <table:table-cell table:formula="of:=1000/[.B79]" office:value-type="float" office:value="46.3628355510234" calcext:value-type="float">
            <text:p>46.3628355510234</text:p>
          </table:table-cell>
          <table:table-cell table:formula="of:=AVERAGE([.C77:.C79])" office:value-type="float" office:value="45.3818525794221" calcext:value-type="float">
            <text:p>45.3818525794221</text:p>
          </table:table-cell>
        </table:table-row>
        <table:table-row table:style-name="ro1">
          <table:table-cell office:value-type="float" office:value="17.838102" calcext:value-type="float">
            <text:p>17.838102</text:p>
          </table:table-cell>
          <table:table-cell table:formula="of:=([.A80]-[.A79])*1000" office:value-type="float" office:value="21.8729999999994" calcext:value-type="float">
            <text:p>21.8729999999994</text:p>
          </table:table-cell>
          <table:table-cell table:formula="of:=1000/[.B80]" office:value-type="float" office:value="45.7184656882928" calcext:value-type="float">
            <text:p>45.7184656882928</text:p>
          </table:table-cell>
          <table:table-cell table:formula="of:=AVERAGE([.C78:.C80])" office:value-type="float" office:value="45.2759156135368" calcext:value-type="float">
            <text:p>45.2759156135368</text:p>
          </table:table-cell>
        </table:table-row>
        <table:table-row table:style-name="ro1">
          <table:table-cell office:value-type="float" office:value="17.860487" calcext:value-type="float">
            <text:p>17.860487</text:p>
          </table:table-cell>
          <table:table-cell table:formula="of:=([.A81]-[.A80])*1000" office:value-type="float" office:value="22.3849999999999" calcext:value-type="float">
            <text:p>22.3849999999999</text:p>
          </table:table-cell>
          <table:table-cell table:formula="of:=1000/[.B81]" office:value-type="float" office:value="44.6727719454995" calcext:value-type="float">
            <text:p>44.6727719454995</text:p>
          </table:table-cell>
          <table:table-cell table:formula="of:=AVERAGE([.C79:.C81])" office:value-type="float" office:value="45.5846910616052" calcext:value-type="float">
            <text:p>45.5846910616052</text:p>
          </table:table-cell>
        </table:table-row>
        <table:table-row table:style-name="ro1">
          <table:table-cell office:value-type="float" office:value="17.881977" calcext:value-type="float">
            <text:p>17.881977</text:p>
          </table:table-cell>
          <table:table-cell table:formula="of:=([.A82]-[.A81])*1000" office:value-type="float" office:value="21.49" calcext:value-type="float">
            <text:p>21.49</text:p>
          </table:table-cell>
          <table:table-cell table:formula="of:=1000/[.B82]" office:value-type="float" office:value="46.5332712889716" calcext:value-type="float">
            <text:p>46.5332712889716</text:p>
          </table:table-cell>
          <table:table-cell table:formula="of:=AVERAGE([.C80:.C82])" office:value-type="float" office:value="45.6415029742546" calcext:value-type="float">
            <text:p>45.6415029742546</text:p>
          </table:table-cell>
        </table:table-row>
        <table:table-row table:style-name="ro1">
          <table:table-cell office:value-type="float" office:value="17.903846" calcext:value-type="float">
            <text:p>17.903846</text:p>
          </table:table-cell>
          <table:table-cell table:formula="of:=([.A83]-[.A82])*1000" office:value-type="float" office:value="21.8690000000024" calcext:value-type="float">
            <text:p>21.8690000000024</text:p>
          </table:table-cell>
          <table:table-cell table:formula="of:=1000/[.B83]" office:value-type="float" office:value="45.7268279299416" calcext:value-type="float">
            <text:p>45.7268279299416</text:p>
          </table:table-cell>
          <table:table-cell table:formula="of:=AVERAGE([.C81:.C83])" office:value-type="float" office:value="45.6442903881375" calcext:value-type="float">
            <text:p>45.6442903881375</text:p>
          </table:table-cell>
        </table:table-row>
        <table:table-row table:style-name="ro1">
          <table:table-cell office:value-type="float" office:value="17.926626" calcext:value-type="float">
            <text:p>17.926626</text:p>
          </table:table-cell>
          <table:table-cell table:formula="of:=([.A84]-[.A83])*1000" office:value-type="float" office:value="22.7799999999974" calcext:value-type="float">
            <text:p>22.7799999999974</text:p>
          </table:table-cell>
          <table:table-cell table:formula="of:=1000/[.B84]" office:value-type="float" office:value="43.8981562774414" calcext:value-type="float">
            <text:p>43.8981562774414</text:p>
          </table:table-cell>
          <table:table-cell table:formula="of:=AVERAGE([.C82:.C84])" office:value-type="float" office:value="45.3860851654515" calcext:value-type="float">
            <text:p>45.3860851654515</text:p>
          </table:table-cell>
        </table:table-row>
        <table:table-row table:style-name="ro1">
          <table:table-cell office:value-type="float" office:value="17.947966" calcext:value-type="float">
            <text:p>17.947966</text:p>
          </table:table-cell>
          <table:table-cell table:formula="of:=([.A85]-[.A84])*1000" office:value-type="float" office:value="21.3400000000021" calcext:value-type="float">
            <text:p>21.3400000000021</text:p>
          </table:table-cell>
          <table:table-cell table:formula="of:=1000/[.B85]" office:value-type="float" office:value="46.860356138702" calcext:value-type="float">
            <text:p>46.860356138702</text:p>
          </table:table-cell>
          <table:table-cell table:formula="of:=AVERAGE([.C83:.C85])" office:value-type="float" office:value="45.495113448695" calcext:value-type="float">
            <text:p>45.495113448695</text:p>
          </table:table-cell>
        </table:table-row>
        <table:table-row table:style-name="ro1">
          <table:table-cell office:value-type="float" office:value="17.96949" calcext:value-type="float">
            <text:p>17.96949</text:p>
          </table:table-cell>
          <table:table-cell table:formula="of:=([.A86]-[.A85])*1000" office:value-type="float" office:value="21.5239999999994" calcext:value-type="float">
            <text:p>21.5239999999994</text:p>
          </table:table-cell>
          <table:table-cell table:formula="of:=1000/[.B86]" office:value-type="float" office:value="46.4597658427814" calcext:value-type="float">
            <text:p>46.4597658427814</text:p>
          </table:table-cell>
          <table:table-cell table:formula="of:=AVERAGE([.C84:.C86])" office:value-type="float" office:value="45.7394260863083" calcext:value-type="float">
            <text:p>45.7394260863083</text:p>
          </table:table-cell>
        </table:table-row>
        <table:table-row table:style-name="ro1">
          <table:table-cell office:value-type="float" office:value="17.991811" calcext:value-type="float">
            <text:p>17.991811</text:p>
          </table:table-cell>
          <table:table-cell table:formula="of:=([.A87]-[.A86])*1000" office:value-type="float" office:value="22.320999999998" calcext:value-type="float">
            <text:p>22.320999999998</text:p>
          </table:table-cell>
          <table:table-cell table:formula="of:=1000/[.B87]" office:value-type="float" office:value="44.8008601765193" calcext:value-type="float">
            <text:p>44.8008601765193</text:p>
          </table:table-cell>
          <table:table-cell table:formula="of:=AVERAGE([.C85:.C87])" office:value-type="float" office:value="46.0403273860009" calcext:value-type="float">
            <text:p>46.0403273860009</text:p>
          </table:table-cell>
        </table:table-row>
        <table:table-row table:style-name="ro1">
          <table:table-cell office:value-type="float" office:value="18.013041" calcext:value-type="float">
            <text:p>18.013041</text:p>
          </table:table-cell>
          <table:table-cell table:formula="of:=([.A88]-[.A87])*1000" office:value-type="float" office:value="21.2300000000027" calcext:value-type="float">
            <text:p>21.2300000000027</text:p>
          </table:table-cell>
          <table:table-cell table:formula="of:=1000/[.B88]" office:value-type="float" office:value="47.10315591144" calcext:value-type="float">
            <text:p>47.10315591144</text:p>
          </table:table-cell>
          <table:table-cell table:formula="of:=AVERAGE([.C86:.C88])" office:value-type="float" office:value="46.1212606435802" calcext:value-type="float">
            <text:p>46.1212606435802</text:p>
          </table:table-cell>
        </table:table-row>
        <table:table-row table:style-name="ro1">
          <table:table-cell office:value-type="float" office:value="18.034234" calcext:value-type="float">
            <text:p>18.034234</text:p>
          </table:table-cell>
          <table:table-cell table:formula="of:=([.A89]-[.A88])*1000" office:value-type="float" office:value="21.1930000000002" calcext:value-type="float">
            <text:p>21.1930000000002</text:p>
          </table:table-cell>
          <table:table-cell table:formula="of:=1000/[.B89]" office:value-type="float" office:value="47.1853914028212" calcext:value-type="float">
            <text:p>47.1853914028212</text:p>
          </table:table-cell>
          <table:table-cell table:formula="of:=AVERAGE([.C87:.C89])" office:value-type="float" office:value="46.3631358302601" calcext:value-type="float">
            <text:p>46.3631358302601</text:p>
          </table:table-cell>
        </table:table-row>
        <table:table-row table:style-name="ro1">
          <table:table-cell office:value-type="float" office:value="18.056302" calcext:value-type="float">
            <text:p>18.056302</text:p>
          </table:table-cell>
          <table:table-cell table:formula="of:=([.A90]-[.A89])*1000" office:value-type="float" office:value="22.0679999999973" calcext:value-type="float">
            <text:p>22.0679999999973</text:p>
          </table:table-cell>
          <table:table-cell table:formula="of:=1000/[.B90]" office:value-type="float" office:value="45.3144825086153" calcext:value-type="float">
            <text:p>45.3144825086153</text:p>
          </table:table-cell>
          <table:table-cell table:formula="of:=AVERAGE([.C88:.C90])" office:value-type="float" office:value="46.5343432742921" calcext:value-type="float">
            <text:p>46.5343432742921</text:p>
          </table:table-cell>
        </table:table-row>
        <table:table-row table:style-name="ro1">
          <table:table-cell office:value-type="float" office:value="18.078199" calcext:value-type="float">
            <text:p>18.078199</text:p>
          </table:table-cell>
          <table:table-cell table:formula="of:=([.A91]-[.A90])*1000" office:value-type="float" office:value="21.8970000000027" calcext:value-type="float">
            <text:p>21.8970000000027</text:p>
          </table:table-cell>
          <table:table-cell table:formula="of:=1000/[.B91]" office:value-type="float" office:value="45.6683563958476" calcext:value-type="float">
            <text:p>45.6683563958476</text:p>
          </table:table-cell>
          <table:table-cell table:formula="of:=AVERAGE([.C89:.C91])" office:value-type="float" office:value="46.0560767690947" calcext:value-type="float">
            <text:p>46.0560767690947</text:p>
          </table:table-cell>
        </table:table-row>
        <table:table-row table:style-name="ro1">
          <table:table-cell office:value-type="float" office:value="18.099847" calcext:value-type="float">
            <text:p>18.099847</text:p>
          </table:table-cell>
          <table:table-cell table:formula="of:=([.A92]-[.A91])*1000" office:value-type="float" office:value="21.647999999999" calcext:value-type="float">
            <text:p>21.647999999999</text:p>
          </table:table-cell>
          <table:table-cell table:formula="of:=1000/[.B92]" office:value-type="float" office:value="46.1936437546215" calcext:value-type="float">
            <text:p>46.1936437546215</text:p>
          </table:table-cell>
          <table:table-cell table:formula="of:=AVERAGE([.C90:.C92])" office:value-type="float" office:value="45.7254942196948" calcext:value-type="float">
            <text:p>45.7254942196948</text:p>
          </table:table-cell>
        </table:table-row>
        <table:table-row table:style-name="ro1">
          <table:table-cell office:value-type="float" office:value="18.122476" calcext:value-type="float">
            <text:p>18.122476</text:p>
          </table:table-cell>
          <table:table-cell table:formula="of:=([.A93]-[.A92])*1000" office:value-type="float" office:value="22.6289999999985" calcext:value-type="float">
            <text:p>22.6289999999985</text:p>
          </table:table-cell>
          <table:table-cell table:formula="of:=1000/[.B93]" office:value-type="float" office:value="44.1910822396071" calcext:value-type="float">
            <text:p>44.1910822396071</text:p>
          </table:table-cell>
          <table:table-cell table:formula="of:=AVERAGE([.C91:.C93])" office:value-type="float" office:value="45.3510274633587" calcext:value-type="float">
            <text:p>45.3510274633587</text:p>
          </table:table-cell>
        </table:table-row>
        <table:table-row table:style-name="ro1">
          <table:table-cell office:value-type="float" office:value="18.144131" calcext:value-type="float">
            <text:p>18.144131</text:p>
          </table:table-cell>
          <table:table-cell table:formula="of:=([.A94]-[.A93])*1000" office:value-type="float" office:value="21.6550000000026" calcext:value-type="float">
            <text:p>21.6550000000026</text:p>
          </table:table-cell>
          <table:table-cell table:formula="of:=1000/[.B94]" office:value-type="float" office:value="46.1787116139403" calcext:value-type="float">
            <text:p>46.1787116139403</text:p>
          </table:table-cell>
          <table:table-cell table:formula="of:=AVERAGE([.C92:.C94])" office:value-type="float" office:value="45.5211458693896" calcext:value-type="float">
            <text:p>45.5211458693896</text:p>
          </table:table-cell>
        </table:table-row>
        <table:table-row table:style-name="ro1">
          <table:table-cell office:value-type="float" office:value="18.165693" calcext:value-type="float">
            <text:p>18.165693</text:p>
          </table:table-cell>
          <table:table-cell table:formula="of:=([.A95]-[.A94])*1000" office:value-type="float" office:value="21.5619999999994" calcext:value-type="float">
            <text:p>21.5619999999994</text:p>
          </table:table-cell>
          <table:table-cell table:formula="of:=1000/[.B95]" office:value-type="float" office:value="46.3778870234685" calcext:value-type="float">
            <text:p>46.3778870234685</text:p>
          </table:table-cell>
          <table:table-cell table:formula="of:=AVERAGE([.C93:.C95])" office:value-type="float" office:value="45.5825602923386" calcext:value-type="float">
            <text:p>45.5825602923386</text:p>
          </table:table-cell>
        </table:table-row>
        <table:table-row table:style-name="ro1">
          <table:table-cell office:value-type="float" office:value="18.18835" calcext:value-type="float">
            <text:p>18.18835</text:p>
          </table:table-cell>
          <table:table-cell table:formula="of:=([.A96]-[.A95])*1000" office:value-type="float" office:value="22.6569999999988" calcext:value-type="float">
            <text:p>22.6569999999988</text:p>
          </table:table-cell>
          <table:table-cell table:formula="of:=1000/[.B96]" office:value-type="float" office:value="44.1364699651345" calcext:value-type="float">
            <text:p>44.1364699651345</text:p>
          </table:table-cell>
          <table:table-cell table:formula="of:=AVERAGE([.C94:.C96])" office:value-type="float" office:value="45.5643562008478" calcext:value-type="float">
            <text:p>45.5643562008478</text:p>
          </table:table-cell>
        </table:table-row>
        <table:table-row table:style-name="ro1">
          <table:table-cell office:value-type="float" office:value="18.210007" calcext:value-type="float">
            <text:p>18.210007</text:p>
          </table:table-cell>
          <table:table-cell table:formula="of:=([.A97]-[.A96])*1000" office:value-type="float" office:value="21.6570000000011" calcext:value-type="float">
            <text:p>21.6570000000011</text:p>
          </table:table-cell>
          <table:table-cell table:formula="of:=1000/[.B97]" office:value-type="float" office:value="46.174447060994" calcext:value-type="float">
            <text:p>46.174447060994</text:p>
          </table:table-cell>
          <table:table-cell table:formula="of:=AVERAGE([.C95:.C97])" office:value-type="float" office:value="45.562934683199" calcext:value-type="float">
            <text:p>45.562934683199</text:p>
          </table:table-cell>
        </table:table-row>
        <table:table-row table:style-name="ro1">
          <table:table-cell office:value-type="float" office:value="18.231802" calcext:value-type="float">
            <text:p>18.231802</text:p>
          </table:table-cell>
          <table:table-cell table:formula="of:=([.A98]-[.A97])*1000" office:value-type="float" office:value="21.7949999999973" calcext:value-type="float">
            <text:p>21.7949999999973</text:p>
          </table:table-cell>
          <table:table-cell table:formula="of:=1000/[.B98]" office:value-type="float" office:value="45.8820830465759" calcext:value-type="float">
            <text:p>45.8820830465759</text:p>
          </table:table-cell>
          <table:table-cell table:formula="of:=AVERAGE([.C96:.C98])" office:value-type="float" office:value="45.3976666909015" calcext:value-type="float">
            <text:p>45.3976666909015</text:p>
          </table:table-cell>
        </table:table-row>
        <table:table-row table:style-name="ro1">
          <table:table-cell office:value-type="float" office:value="18.254734" calcext:value-type="float">
            <text:p>18.254734</text:p>
          </table:table-cell>
          <table:table-cell table:formula="of:=([.A99]-[.A98])*1000" office:value-type="float" office:value="22.9320000000008" calcext:value-type="float">
            <text:p>22.9320000000008</text:p>
          </table:table-cell>
          <table:table-cell table:formula="of:=1000/[.B99]" office:value-type="float" office:value="43.6071864643277" calcext:value-type="float">
            <text:p>43.6071864643277</text:p>
          </table:table-cell>
          <table:table-cell table:formula="of:=AVERAGE([.C97:.C99])" office:value-type="float" office:value="45.2212388572992" calcext:value-type="float">
            <text:p>45.2212388572992</text:p>
          </table:table-cell>
        </table:table-row>
        <table:table-row table:style-name="ro1">
          <table:table-cell office:value-type="float" office:value="18.27639" calcext:value-type="float">
            <text:p>18.27639</text:p>
          </table:table-cell>
          <table:table-cell table:formula="of:=([.A100]-[.A99])*1000" office:value-type="float" office:value="21.6560000000001" calcext:value-type="float">
            <text:p>21.6560000000001</text:p>
          </table:table-cell>
          <table:table-cell table:formula="of:=1000/[.B100]" office:value-type="float" office:value="46.1765792390097" calcext:value-type="float">
            <text:p>46.1765792390097</text:p>
          </table:table-cell>
          <table:table-cell table:formula="of:=AVERAGE([.C98:.C100])" office:value-type="float" office:value="45.2219495833045" calcext:value-type="float">
            <text:p>45.2219495833045</text:p>
          </table:table-cell>
        </table:table-row>
        <table:table-row table:style-name="ro1">
          <table:table-cell office:value-type="float" office:value="18.297363" calcext:value-type="float">
            <text:p>18.297363</text:p>
          </table:table-cell>
          <table:table-cell table:formula="of:=([.A101]-[.A100])*1000" office:value-type="float" office:value="20.9730000000015" calcext:value-type="float">
            <text:p>20.9730000000015</text:p>
          </table:table-cell>
          <table:table-cell table:formula="of:=1000/[.B101]" office:value-type="float" office:value="47.6803509273795" calcext:value-type="float">
            <text:p>47.6803509273795</text:p>
          </table:table-cell>
          <table:table-cell table:formula="of:=AVERAGE([.C99:.C101])" office:value-type="float" office:value="45.821372210239" calcext:value-type="float">
            <text:p>45.821372210239</text:p>
          </table:table-cell>
        </table:table-row>
        <table:table-row table:style-name="ro1">
          <table:table-cell office:value-type="float" office:value="18.320005" calcext:value-type="float">
            <text:p>18.320005</text:p>
          </table:table-cell>
          <table:table-cell table:formula="of:=([.A102]-[.A101])*1000" office:value-type="float" office:value="22.6419999999976" calcext:value-type="float">
            <text:p>22.6419999999976</text:p>
          </table:table-cell>
          <table:table-cell table:formula="of:=1000/[.B102]" office:value-type="float" office:value="44.1657097429602" calcext:value-type="float">
            <text:p>44.1657097429602</text:p>
          </table:table-cell>
          <table:table-cell table:formula="of:=AVERAGE([.C100:.C102])" office:value-type="float" office:value="46.0075466364498" calcext:value-type="float">
            <text:p>46.0075466364498</text:p>
          </table:table-cell>
        </table:table-row>
        <table:table-row table:style-name="ro1">
          <table:table-cell office:value-type="float" office:value="18.3411" calcext:value-type="float">
            <text:p>18.3411</text:p>
          </table:table-cell>
          <table:table-cell table:formula="of:=([.A103]-[.A102])*1000" office:value-type="float" office:value="21.0950000000025" calcext:value-type="float">
            <text:p>21.0950000000025</text:p>
          </table:table-cell>
          <table:table-cell table:formula="of:=1000/[.B103]" office:value-type="float" office:value="47.4045982460242" calcext:value-type="float">
            <text:p>47.4045982460242</text:p>
          </table:table-cell>
          <table:table-cell table:formula="of:=AVERAGE([.C101:.C103])" office:value-type="float" office:value="46.4168863054547" calcext:value-type="float">
            <text:p>46.4168863054547</text:p>
          </table:table-cell>
        </table:table-row>
        <table:table-row table:style-name="ro1">
          <table:table-cell office:value-type="float" office:value="18.363019" calcext:value-type="float">
            <text:p>18.363019</text:p>
          </table:table-cell>
          <table:table-cell table:formula="of:=([.A104]-[.A103])*1000" office:value-type="float" office:value="21.9190000000005" calcext:value-type="float">
            <text:p>21.9190000000005</text:p>
          </table:table-cell>
          <table:table-cell table:formula="of:=1000/[.B104]" office:value-type="float" office:value="45.6225192755134" calcext:value-type="float">
            <text:p>45.6225192755134</text:p>
          </table:table-cell>
          <table:table-cell table:formula="of:=AVERAGE([.C102:.C104])" office:value-type="float" office:value="45.7309424214993" calcext:value-type="float">
            <text:p>45.7309424214993</text:p>
          </table:table-cell>
        </table:table-row>
        <table:table-row table:style-name="ro1">
          <table:table-cell office:value-type="float" office:value="18.380317" calcext:value-type="float">
            <text:p>18.380317</text:p>
          </table:table-cell>
          <table:table-cell table:formula="of:=([.A105]-[.A104])*1000" office:value-type="float" office:value="17.2980000000003" calcext:value-type="float">
            <text:p>17.2980000000003</text:p>
          </table:table-cell>
          <table:table-cell table:formula="of:=1000/[.B105]" office:value-type="float" office:value="57.810151462596" calcext:value-type="float">
            <text:p>57.810151462596</text:p>
          </table:table-cell>
          <table:table-cell table:formula="of:=AVERAGE([.C103:.C105])" office:value-type="float" office:value="50.2790896613779" calcext:value-type="float">
            <text:p>50.2790896613779</text:p>
          </table:table-cell>
        </table:table-row>
        <table:table-row table:style-name="ro1">
          <table:table-cell office:value-type="float" office:value="18.405609" calcext:value-type="float">
            <text:p>18.405609</text:p>
          </table:table-cell>
          <table:table-cell table:formula="of:=([.A106]-[.A105])*1000" office:value-type="float" office:value="25.2919999999968" calcext:value-type="float">
            <text:p>25.2919999999968</text:p>
          </table:table-cell>
          <table:table-cell table:formula="of:=1000/[.B106]" office:value-type="float" office:value="39.5381938953079" calcext:value-type="float">
            <text:p>39.5381938953079</text:p>
          </table:table-cell>
          <table:table-cell table:formula="of:=AVERAGE([.C104:.C106])" office:value-type="float" office:value="47.6569548778058" calcext:value-type="float">
            <text:p>47.6569548778058</text:p>
          </table:table-cell>
        </table:table-row>
        <table:table-row table:style-name="ro1">
          <table:table-cell office:value-type="float" office:value="18.422088" calcext:value-type="float">
            <text:p>18.422088</text:p>
          </table:table-cell>
          <table:table-cell table:formula="of:=([.A107]-[.A106])*1000" office:value-type="float" office:value="16.4790000000004" calcext:value-type="float">
            <text:p>16.4790000000004</text:p>
          </table:table-cell>
          <table:table-cell table:formula="of:=1000/[.B107]" office:value-type="float" office:value="60.683293889191" calcext:value-type="float">
            <text:p>60.683293889191</text:p>
          </table:table-cell>
          <table:table-cell table:formula="of:=AVERAGE([.C105:.C107])" office:value-type="float" office:value="52.677213082365" calcext:value-type="float">
            <text:p>52.677213082365</text:p>
          </table:table-cell>
        </table:table-row>
        <table:table-row table:style-name="ro1">
          <table:table-cell office:value-type="float" office:value="18.439801" calcext:value-type="float">
            <text:p>18.439801</text:p>
          </table:table-cell>
          <table:table-cell table:formula="of:=([.A108]-[.A107])*1000" office:value-type="float" office:value="17.7130000000005" calcext:value-type="float">
            <text:p>17.7130000000005</text:p>
          </table:table-cell>
          <table:table-cell table:formula="of:=1000/[.B108]" office:value-type="float" office:value="56.4557104951149" calcext:value-type="float">
            <text:p>56.4557104951149</text:p>
          </table:table-cell>
          <table:table-cell table:formula="of:=AVERAGE([.C106:.C108])" office:value-type="float" office:value="52.2257327598713" calcext:value-type="float">
            <text:p>52.2257327598713</text:p>
          </table:table-cell>
        </table:table-row>
        <table:table-row table:style-name="ro1">
          <table:table-cell office:value-type="float" office:value="18.456221" calcext:value-type="float">
            <text:p>18.456221</text:p>
          </table:table-cell>
          <table:table-cell table:formula="of:=([.A109]-[.A108])*1000" office:value-type="float" office:value="16.4200000000001" calcext:value-type="float">
            <text:p>16.4200000000001</text:p>
          </table:table-cell>
          <table:table-cell table:formula="of:=1000/[.B109]" office:value-type="float" office:value="60.9013398294759" calcext:value-type="float">
            <text:p>60.9013398294759</text:p>
          </table:table-cell>
          <table:table-cell table:formula="of:=AVERAGE([.C107:.C109])" office:value-type="float" office:value="59.3467814045939" calcext:value-type="float">
            <text:p>59.3467814045939</text:p>
          </table:table-cell>
        </table:table-row>
        <table:table-row table:style-name="ro1">
          <table:table-cell office:value-type="float" office:value="18.472635" calcext:value-type="float">
            <text:p>18.472635</text:p>
          </table:table-cell>
          <table:table-cell table:formula="of:=([.A110]-[.A109])*1000" office:value-type="float" office:value="16.414000000001" calcext:value-type="float">
            <text:p>16.414000000001</text:p>
          </table:table-cell>
          <table:table-cell table:formula="of:=1000/[.B110]" office:value-type="float" office:value="60.9236018033348" calcext:value-type="float">
            <text:p>60.9236018033348</text:p>
          </table:table-cell>
          <table:table-cell table:formula="of:=AVERAGE([.C108:.C110])" office:value-type="float" office:value="59.4268840426418" calcext:value-type="float">
            <text:p>59.4268840426418</text:p>
          </table:table-cell>
        </table:table-row>
        <table:table-row table:style-name="ro1">
          <table:table-cell office:value-type="float" office:value="18.490097" calcext:value-type="float">
            <text:p>18.490097</text:p>
          </table:table-cell>
          <table:table-cell table:formula="of:=([.A111]-[.A110])*1000" office:value-type="float" office:value="17.4619999999983" calcext:value-type="float">
            <text:p>17.4619999999983</text:p>
          </table:table-cell>
          <table:table-cell table:formula="of:=1000/[.B111]" office:value-type="float" office:value="57.2672087962488" calcext:value-type="float">
            <text:p>57.2672087962488</text:p>
          </table:table-cell>
          <table:table-cell table:formula="of:=AVERAGE([.C109:.C111])" office:value-type="float" office:value="59.6973834763532" calcext:value-type="float">
            <text:p>59.6973834763532</text:p>
          </table:table-cell>
        </table:table-row>
        <table:table-row table:style-name="ro1">
          <table:table-cell office:value-type="float" office:value="18.506811" calcext:value-type="float">
            <text:p>18.506811</text:p>
          </table:table-cell>
          <table:table-cell table:formula="of:=([.A112]-[.A111])*1000" office:value-type="float" office:value="16.7140000000003" calcext:value-type="float">
            <text:p>16.7140000000003</text:p>
          </table:table-cell>
          <table:table-cell table:formula="of:=1000/[.B112]" office:value-type="float" office:value="59.8300825655127" calcext:value-type="float">
            <text:p>59.8300825655127</text:p>
          </table:table-cell>
          <table:table-cell table:formula="of:=AVERAGE([.C110:.C112])" office:value-type="float" office:value="59.3402977216988" calcext:value-type="float">
            <text:p>59.3402977216988</text:p>
          </table:table-cell>
        </table:table-row>
        <table:table-row table:style-name="ro1">
          <table:table-cell office:value-type="float" office:value="18.523243" calcext:value-type="float">
            <text:p>18.523243</text:p>
          </table:table-cell>
          <table:table-cell table:formula="of:=([.A113]-[.A112])*1000" office:value-type="float" office:value="16.4320000000018" calcext:value-type="float">
            <text:p>16.4320000000018</text:p>
          </table:table-cell>
          <table:table-cell table:formula="of:=1000/[.B113]" office:value-type="float" office:value="60.8568646543264" calcext:value-type="float">
            <text:p>60.8568646543264</text:p>
          </table:table-cell>
          <table:table-cell table:formula="of:=AVERAGE([.C111:.C113])" office:value-type="float" office:value="59.3180520053627" calcext:value-type="float">
            <text:p>59.3180520053627</text:p>
          </table:table-cell>
        </table:table-row>
        <table:table-row table:style-name="ro1">
          <table:table-cell office:value-type="float" office:value="18.540701" calcext:value-type="float">
            <text:p>18.540701</text:p>
          </table:table-cell>
          <table:table-cell table:formula="of:=([.A114]-[.A113])*1000" office:value-type="float" office:value="17.4579999999978" calcext:value-type="float">
            <text:p>17.4579999999978</text:p>
          </table:table-cell>
          <table:table-cell table:formula="of:=1000/[.B114]" office:value-type="float" office:value="57.2803299347078" calcext:value-type="float">
            <text:p>57.2803299347078</text:p>
          </table:table-cell>
          <table:table-cell table:formula="of:=AVERAGE([.C112:.C114])" office:value-type="float" office:value="59.3224257181823" calcext:value-type="float">
            <text:p>59.3224257181823</text:p>
          </table:table-cell>
        </table:table-row>
        <table:table-row table:style-name="ro1">
          <table:table-cell office:value-type="float" office:value="18.557112" calcext:value-type="float">
            <text:p>18.557112</text:p>
          </table:table-cell>
          <table:table-cell table:formula="of:=([.A115]-[.A114])*1000" office:value-type="float" office:value="16.4110000000015" calcext:value-type="float">
            <text:p>16.4110000000015</text:p>
          </table:table-cell>
          <table:table-cell table:formula="of:=1000/[.B115]" office:value-type="float" office:value="60.9347388946382" calcext:value-type="float">
            <text:p>60.9347388946382</text:p>
          </table:table-cell>
          <table:table-cell table:formula="of:=AVERAGE([.C113:.C115])" office:value-type="float" office:value="59.6906444945575" calcext:value-type="float">
            <text:p>59.6906444945575</text:p>
          </table:table-cell>
        </table:table-row>
        <table:table-row table:style-name="ro1">
          <table:table-cell office:value-type="float" office:value="18.573485" calcext:value-type="float">
            <text:p>18.573485</text:p>
          </table:table-cell>
          <table:table-cell table:formula="of:=([.A116]-[.A115])*1000" office:value-type="float" office:value="16.3730000000015" calcext:value-type="float">
            <text:p>16.3730000000015</text:p>
          </table:table-cell>
          <table:table-cell table:formula="of:=1000/[.B116]" office:value-type="float" office:value="61.0761619739759" calcext:value-type="float">
            <text:p>61.0761619739759</text:p>
          </table:table-cell>
          <table:table-cell table:formula="of:=AVERAGE([.C114:.C116])" office:value-type="float" office:value="59.7637436011073" calcext:value-type="float">
            <text:p>59.7637436011073</text:p>
          </table:table-cell>
        </table:table-row>
        <table:table-row table:style-name="ro1">
          <table:table-cell office:value-type="float" office:value="18.590894" calcext:value-type="float">
            <text:p>18.590894</text:p>
          </table:table-cell>
          <table:table-cell table:formula="of:=([.A117]-[.A116])*1000" office:value-type="float" office:value="17.4089999999971" calcext:value-type="float">
            <text:p>17.4089999999971</text:p>
          </table:table-cell>
          <table:table-cell table:formula="of:=1000/[.B117]" office:value-type="float" office:value="57.4415532196086" calcext:value-type="float">
            <text:p>57.4415532196086</text:p>
          </table:table-cell>
          <table:table-cell table:formula="of:=AVERAGE([.C115:.C117])" office:value-type="float" office:value="59.8174846960742" calcext:value-type="float">
            <text:p>59.8174846960742</text:p>
          </table:table-cell>
        </table:table-row>
        <table:table-row table:style-name="ro1">
          <table:table-cell office:value-type="float" office:value="18.607322" calcext:value-type="float">
            <text:p>18.607322</text:p>
          </table:table-cell>
          <table:table-cell table:formula="of:=([.A118]-[.A117])*1000" office:value-type="float" office:value="16.4280000000012" calcext:value-type="float">
            <text:p>16.4280000000012</text:p>
          </table:table-cell>
          <table:table-cell table:formula="of:=1000/[.B118]" office:value-type="float" office:value="60.8716824932996" calcext:value-type="float">
            <text:p>60.8716824932996</text:p>
          </table:table-cell>
          <table:table-cell table:formula="of:=AVERAGE([.C116:.C118])" office:value-type="float" office:value="59.796465895628" calcext:value-type="float">
            <text:p>59.796465895628</text:p>
          </table:table-cell>
        </table:table-row>
        <table:table-row table:style-name="ro1">
          <table:table-cell office:value-type="float" office:value="18.623781" calcext:value-type="float">
            <text:p>18.623781</text:p>
          </table:table-cell>
          <table:table-cell table:formula="of:=([.A119]-[.A118])*1000" office:value-type="float" office:value="16.4590000000011" calcext:value-type="float">
            <text:p>16.4590000000011</text:p>
          </table:table-cell>
          <table:table-cell table:formula="of:=1000/[.B119]" office:value-type="float" office:value="60.7570326265224" calcext:value-type="float">
            <text:p>60.7570326265224</text:p>
          </table:table-cell>
          <table:table-cell table:formula="of:=AVERAGE([.C117:.C119])" office:value-type="float" office:value="59.6900894464769" calcext:value-type="float">
            <text:p>59.6900894464769</text:p>
          </table:table-cell>
        </table:table-row>
        <table:table-row table:style-name="ro1">
          <table:table-cell office:value-type="float" office:value="18.641411" calcext:value-type="float">
            <text:p>18.641411</text:p>
          </table:table-cell>
          <table:table-cell table:formula="of:=([.A120]-[.A119])*1000" office:value-type="float" office:value="17.6300000000005" calcext:value-type="float">
            <text:p>17.6300000000005</text:p>
          </table:table-cell>
          <table:table-cell table:formula="of:=1000/[.B120]" office:value-type="float" office:value="56.7214974475311" calcext:value-type="float">
            <text:p>56.7214974475311</text:p>
          </table:table-cell>
          <table:table-cell table:formula="of:=AVERAGE([.C118:.C120])" office:value-type="float" office:value="59.4500708557844" calcext:value-type="float">
            <text:p>59.4500708557844</text:p>
          </table:table-cell>
        </table:table-row>
        <table:table-row table:style-name="ro1">
          <table:table-cell office:value-type="float" office:value="18.658062" calcext:value-type="float">
            <text:p>18.658062</text:p>
          </table:table-cell>
          <table:table-cell table:formula="of:=([.A121]-[.A120])*1000" office:value-type="float" office:value="16.6509999999995" calcext:value-type="float">
            <text:p>16.6509999999995</text:p>
          </table:table-cell>
          <table:table-cell table:formula="of:=1000/[.B121]" office:value-type="float" office:value="60.0564530658836" calcext:value-type="float">
            <text:p>60.0564530658836</text:p>
          </table:table-cell>
          <table:table-cell table:formula="of:=AVERAGE([.C119:.C121])" office:value-type="float" office:value="59.1783277133124" calcext:value-type="float">
            <text:p>59.1783277133124</text:p>
          </table:table-cell>
        </table:table-row>
        <table:table-row table:style-name="ro1">
          <table:table-cell office:value-type="float" office:value="18.674705" calcext:value-type="float">
            <text:p>18.674705</text:p>
          </table:table-cell>
          <table:table-cell table:formula="of:=([.A122]-[.A121])*1000" office:value-type="float" office:value="16.6429999999984" calcext:value-type="float">
            <text:p>16.6429999999984</text:p>
          </table:table-cell>
          <table:table-cell table:formula="of:=1000/[.B122]" office:value-type="float" office:value="60.0853211560473" calcext:value-type="float">
            <text:p>60.0853211560473</text:p>
          </table:table-cell>
          <table:table-cell table:formula="of:=AVERAGE([.C120:.C122])" office:value-type="float" office:value="58.9544238898207" calcext:value-type="float">
            <text:p>58.9544238898207</text:p>
          </table:table-cell>
        </table:table-row>
        <table:table-row table:style-name="ro1">
          <table:table-cell office:value-type="float" office:value="18.692144" calcext:value-type="float">
            <text:p>18.692144</text:p>
          </table:table-cell>
          <table:table-cell table:formula="of:=([.A123]-[.A122])*1000" office:value-type="float" office:value="17.4389999999995" calcext:value-type="float">
            <text:p>17.4389999999995</text:p>
          </table:table-cell>
          <table:table-cell table:formula="of:=1000/[.B123]" office:value-type="float" office:value="57.3427375422918" calcext:value-type="float">
            <text:p>57.3427375422918</text:p>
          </table:table-cell>
          <table:table-cell table:formula="of:=AVERAGE([.C121:.C123])" office:value-type="float" office:value="59.1615039214076" calcext:value-type="float">
            <text:p>59.1615039214076</text:p>
          </table:table-cell>
        </table:table-row>
        <table:table-row table:style-name="ro1">
          <table:table-cell office:value-type="float" office:value="18.708579" calcext:value-type="float">
            <text:p>18.708579</text:p>
          </table:table-cell>
          <table:table-cell table:formula="of:=([.A124]-[.A123])*1000" office:value-type="float" office:value="16.4350000000013" calcext:value-type="float">
            <text:p>16.4350000000013</text:p>
          </table:table-cell>
          <table:table-cell table:formula="of:=1000/[.B124]" office:value-type="float" office:value="60.8457560085136" calcext:value-type="float">
            <text:p>60.8457560085136</text:p>
          </table:table-cell>
          <table:table-cell table:formula="of:=AVERAGE([.C122:.C124])" office:value-type="float" office:value="59.4246049022842" calcext:value-type="float">
            <text:p>59.4246049022842</text:p>
          </table:table-cell>
        </table:table-row>
        <table:table-row table:style-name="ro1">
          <table:table-cell office:value-type="float" office:value="18.730288" calcext:value-type="float">
            <text:p>18.730288</text:p>
          </table:table-cell>
          <table:table-cell table:formula="of:=([.A125]-[.A124])*1000" office:value-type="float" office:value="21.7090000000013" calcext:value-type="float">
            <text:p>21.7090000000013</text:p>
          </table:table-cell>
          <table:table-cell table:formula="of:=1000/[.B125]" office:value-type="float" office:value="46.0638444884582" calcext:value-type="float">
            <text:p>46.0638444884582</text:p>
          </table:table-cell>
          <table:table-cell table:formula="of:=AVERAGE([.C123:.C125])" office:value-type="float" office:value="54.7507793464212" calcext:value-type="float">
            <text:p>54.7507793464212</text:p>
          </table:table-cell>
        </table:table-row>
        <table:table-row table:style-name="ro1">
          <table:table-cell office:value-type="float" office:value="18.752925" calcext:value-type="float">
            <text:p>18.752925</text:p>
          </table:table-cell>
          <table:table-cell table:formula="of:=([.A126]-[.A125])*1000" office:value-type="float" office:value="22.6369999999996" calcext:value-type="float">
            <text:p>22.6369999999996</text:p>
          </table:table-cell>
          <table:table-cell table:formula="of:=1000/[.B126]" office:value-type="float" office:value="44.1754649467694" calcext:value-type="float">
            <text:p>44.1754649467694</text:p>
          </table:table-cell>
          <table:table-cell table:formula="of:=AVERAGE([.C124:.C126])" office:value-type="float" office:value="50.3616884812471" calcext:value-type="float">
            <text:p>50.3616884812471</text:p>
          </table:table-cell>
        </table:table-row>
        <table:table-row table:style-name="ro1">
          <table:table-cell office:value-type="float" office:value="18.774303" calcext:value-type="float">
            <text:p>18.774303</text:p>
          </table:table-cell>
          <table:table-cell table:formula="of:=([.A127]-[.A126])*1000" office:value-type="float" office:value="21.3779999999986" calcext:value-type="float">
            <text:p>21.3779999999986</text:p>
          </table:table-cell>
          <table:table-cell table:formula="of:=1000/[.B127]" office:value-type="float" office:value="46.7770605295195" calcext:value-type="float">
            <text:p>46.7770605295195</text:p>
          </table:table-cell>
          <table:table-cell table:formula="of:=AVERAGE([.C125:.C127])" office:value-type="float" office:value="45.6721233215824" calcext:value-type="float">
            <text:p>45.6721233215824</text:p>
          </table:table-cell>
        </table:table-row>
        <table:table-row table:style-name="ro1">
          <table:table-cell office:value-type="float" office:value="18.795881" calcext:value-type="float">
            <text:p>18.795881</text:p>
          </table:table-cell>
          <table:table-cell table:formula="of:=([.A128]-[.A127])*1000" office:value-type="float" office:value="21.5780000000017" calcext:value-type="float">
            <text:p>21.5780000000017</text:p>
          </table:table-cell>
          <table:table-cell table:formula="of:=1000/[.B128]" office:value-type="float" office:value="46.343498007226" calcext:value-type="float">
            <text:p>46.343498007226</text:p>
          </table:table-cell>
          <table:table-cell table:formula="of:=AVERAGE([.C126:.C128])" office:value-type="float" office:value="45.7653411611716" calcext:value-type="float">
            <text:p>45.7653411611716</text:p>
          </table:table-cell>
        </table:table-row>
        <table:table-row table:style-name="ro1">
          <table:table-cell office:value-type="float" office:value="18.818488" calcext:value-type="float">
            <text:p>18.818488</text:p>
          </table:table-cell>
          <table:table-cell table:formula="of:=([.A129]-[.A128])*1000" office:value-type="float" office:value="22.6069999999972" calcext:value-type="float">
            <text:p>22.6069999999972</text:p>
          </table:table-cell>
          <table:table-cell table:formula="of:=1000/[.B129]" office:value-type="float" office:value="44.2340867872838" calcext:value-type="float">
            <text:p>44.2340867872838</text:p>
          </table:table-cell>
          <table:table-cell table:formula="of:=AVERAGE([.C127:.C129])" office:value-type="float" office:value="45.7848817746765" calcext:value-type="float">
            <text:p>45.7848817746765</text:p>
          </table:table-cell>
        </table:table-row>
        <table:table-row table:style-name="ro1">
          <table:table-cell office:value-type="float" office:value="18.840092" calcext:value-type="float">
            <text:p>18.840092</text:p>
          </table:table-cell>
          <table:table-cell table:formula="of:=([.A130]-[.A129])*1000" office:value-type="float" office:value="21.604" calcext:value-type="float">
            <text:p>21.604</text:p>
          </table:table-cell>
          <table:table-cell table:formula="of:=1000/[.B130]" office:value-type="float" office:value="46.2877244954639" calcext:value-type="float">
            <text:p>46.2877244954639</text:p>
          </table:table-cell>
          <table:table-cell table:formula="of:=AVERAGE([.C128:.C130])" office:value-type="float" office:value="45.6217697633246" calcext:value-type="float">
            <text:p>45.6217697633246</text:p>
          </table:table-cell>
        </table:table-row>
        <table:table-row table:style-name="ro1">
          <table:table-cell office:value-type="float" office:value="18.861686" calcext:value-type="float">
            <text:p>18.861686</text:p>
          </table:table-cell>
          <table:table-cell table:formula="of:=([.A131]-[.A130])*1000" office:value-type="float" office:value="21.5940000000003" calcext:value-type="float">
            <text:p>21.5940000000003</text:p>
          </table:table-cell>
          <table:table-cell table:formula="of:=1000/[.B131]" office:value-type="float" office:value="46.3091599518378" calcext:value-type="float">
            <text:p>46.3091599518378</text:p>
          </table:table-cell>
          <table:table-cell table:formula="of:=AVERAGE([.C129:.C131])" office:value-type="float" office:value="45.6103237448618" calcext:value-type="float">
            <text:p>45.6103237448618</text:p>
          </table:table-cell>
        </table:table-row>
        <table:table-row table:style-name="ro1">
          <table:table-cell office:value-type="float" office:value="18.884385" calcext:value-type="float">
            <text:p>18.884385</text:p>
          </table:table-cell>
          <table:table-cell table:formula="of:=([.A132]-[.A131])*1000" office:value-type="float" office:value="22.6990000000029" calcext:value-type="float">
            <text:p>22.6990000000029</text:p>
          </table:table-cell>
          <table:table-cell table:formula="of:=1000/[.B132]" office:value-type="float" office:value="44.0548041763898" calcext:value-type="float">
            <text:p>44.0548041763898</text:p>
          </table:table-cell>
          <table:table-cell table:formula="of:=AVERAGE([.C130:.C132])" office:value-type="float" office:value="45.5505628745638" calcext:value-type="float">
            <text:p>45.5505628745638</text:p>
          </table:table-cell>
        </table:table-row>
        <table:table-row table:style-name="ro1">
          <table:table-cell office:value-type="float" office:value="18.905988" calcext:value-type="float">
            <text:p>18.905988</text:p>
          </table:table-cell>
          <table:table-cell table:formula="of:=([.A133]-[.A132])*1000" office:value-type="float" office:value="21.6029999999989" calcext:value-type="float">
            <text:p>21.6029999999989</text:p>
          </table:table-cell>
          <table:table-cell table:formula="of:=1000/[.B133]" office:value-type="float" office:value="46.2898671480836" calcext:value-type="float">
            <text:p>46.2898671480836</text:p>
          </table:table-cell>
          <table:table-cell table:formula="of:=AVERAGE([.C131:.C133])" office:value-type="float" office:value="45.5512770921037" calcext:value-type="float">
            <text:p>45.5512770921037</text:p>
          </table:table-cell>
        </table:table-row>
        <table:table-row table:style-name="ro1">
          <table:table-cell office:value-type="float" office:value="18.927772" calcext:value-type="float">
            <text:p>18.927772</text:p>
          </table:table-cell>
          <table:table-cell table:formula="of:=([.A134]-[.A133])*1000" office:value-type="float" office:value="21.7840000000002" calcext:value-type="float">
            <text:p>21.7840000000002</text:p>
          </table:table-cell>
          <table:table-cell table:formula="of:=1000/[.B134]" office:value-type="float" office:value="45.905251560778" calcext:value-type="float">
            <text:p>45.905251560778</text:p>
          </table:table-cell>
          <table:table-cell table:formula="of:=AVERAGE([.C132:.C134])" office:value-type="float" office:value="45.4166409617505" calcext:value-type="float">
            <text:p>45.4166409617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4:06:58.659278741</dc:date>
    <meta:editing-duration>PT5M19S</meta:editing-duration>
    <meta:editing-cycles>1</meta:editing-cycles>
    <meta:document-statistic meta:table-count="1" meta:cell-count="531" meta:object-count="2"/>
    <meta:generator>LibreOffice/7.3.4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line" chart:style-name="ch1">
        <chart:legend chart:legend-position="end" svg:x="13.169cm" svg:y="4.203cm" style:legend-expansion="high" chart:style-name="ch2"/>
        <chart:plot-area chart:style-name="ch3" table:cell-range-address="times.C2:times.C134" svg:x="0.32cm" svg:y="0.18cm" svg:width="12.529cm" svg:height="8.645cm">
          <chart:coordinate-region svg:x="0.941cm" svg:y="0.379cm" svg:width="11.908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C2:times.C134" chart:class="chart:line">
            <chart:data-point chart:repeated="1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3453562494975">
                <text:p>40.3453562494975</text:p>
                <draw:g>
                  <svg:desc>times.C2:times.C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5076197596252">
                <text:p>57.50761975962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.9607412826087">
                <text:p>60.96074128260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9050490285679">
                <text:p>60.9050490285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.4943942965495">
                <text:p>57.4943942965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7754953202886">
                <text:p>60.77549532028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8865075499245">
                <text:p>60.8865075499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.2639294508411">
                <text:p>57.2639294508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9867658718141">
                <text:p>60.9867658718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1097531165865">
                <text:p>61.1097531165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7.6202823393886">
                <text:p>57.6202823393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1882763262592">
                <text:p>61.188276326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.5546808768288">
                <text:p>60.5546808768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.4844791906135">
                <text:p>57.48447919061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.1471199706503">
                <text:p>61.14711997065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.1359051170779">
                <text:p>61.13590511707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7.6368876080678">
                <text:p>57.6368876080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.9718919578136">
                <text:p>60.97189195781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.1134877467386">
                <text:p>61.1134877467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5605825130977">
                <text:p>57.5605825130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.7533414337841">
                <text:p>60.7533414337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7348921955657">
                <text:p>60.7348921955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4580556193891">
                <text:p>57.45805561938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.2591141910257">
                <text:p>60.2591141910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.0314311870626">
                <text:p>61.0314311870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3427375422918">
                <text:p>57.3427375422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.0649731314079">
                <text:p>61.0649731314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.0388817676818">
                <text:p>61.0388817676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5076197596252">
                <text:p>57.5076197596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9310260784829">
                <text:p>60.93102607848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7828835399914">
                <text:p>60.78288353999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4977000919931">
                <text:p>57.4977000919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.3391057744486">
                <text:p>60.3391057744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.9236018033479">
                <text:p>60.92360180334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.7794685441753">
                <text:p>56.7794685441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.6575275991734">
                <text:p>60.65752759917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.2264514574767">
                <text:p>60.22645145747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.7343696811531">
                <text:p>56.73436968115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1684717208196">
                <text:p>60.16847172081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1250601250554">
                <text:p>60.12506012505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.596298602078">
                <text:p>56.596298602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.8902149424601">
                <text:p>60.89021494246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5791726105524">
                <text:p>44.5791726105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1220353600697">
                <text:p>43.1220353600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0815976918206">
                <text:p>45.08159769182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.0057346996372">
                <text:p>47.00573469963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3872342314306">
                <text:p>44.3872342314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.7665903890222">
                <text:p>45.76659038902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.3576450310688">
                <text:p>45.3576450310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5312554414082">
                <text:p>43.53125544140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6.0744563214085">
                <text:p>46.07445632140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8610410456381">
                <text:p>45.86104104563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.9822320183498">
                <text:p>44.98223201834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284688441086">
                <text:p>46.32846884410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8.0954213158904">
                <text:p>48.09542131589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3181719731394">
                <text:p>43.31817197313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8.461352071726">
                <text:p>48.4613520717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522447080713">
                <text:p>46.5224470807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.5933980759573">
                <text:p>45.59339807595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8.5955875206521">
                <text:p>48.5955875206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.8881333205707">
                <text:p>47.88813332057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2810963999451">
                <text:p>44.2810963999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2632055402129">
                <text:p>45.26320554021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3886440599388">
                <text:p>46.38864405993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5290475323245">
                <text:p>45.52904753232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.548433645208">
                <text:p>46.5484336452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.7158740539981">
                <text:p>46.7158740539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101433296583">
                <text:p>44.101433296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.6875204257944">
                <text:p>46.68752042579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7.3104035577434">
                <text:p>47.31040355774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.0586861699768">
                <text:p>44.05868616997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6.3091599518378">
                <text:p>46.3091599518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2748727441021">
                <text:p>46.27487274410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.7367243770361">
                <text:p>44.73672437703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.4403473738026">
                <text:p>46.44034737380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0362765859488">
                <text:p>46.03627658594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7464456012941">
                <text:p>43.7464456012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3628355510234">
                <text:p>46.3628355510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84656882928">
                <text:p>45.71846568829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6727719454995">
                <text:p>44.6727719454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5332712889716">
                <text:p>46.53327128897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7268279299416">
                <text:p>45.72682792994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.8981562774414">
                <text:p>43.8981562774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860356138702">
                <text:p>46.8603561387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4597658427814">
                <text:p>46.4597658427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.8008601765193">
                <text:p>44.80086017651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7.10315591144">
                <text:p>47.103155911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.1853914028212">
                <text:p>47.1853914028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3144825086153">
                <text:p>45.31448250861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6683563958476">
                <text:p>45.6683563958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1936437546215">
                <text:p>46.1936437546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.1910822396071">
                <text:p>44.19108223960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.1787116139403">
                <text:p>46.17871161394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.3778870234685">
                <text:p>46.37788702346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.1364699651345">
                <text:p>44.1364699651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.174447060994">
                <text:p>46.1744470609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8820830465759">
                <text:p>45.88208304657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.6071864643277">
                <text:p>43.60718646432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1765792390097">
                <text:p>46.17657923900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7.6803509273795">
                <text:p>47.68035092737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.1657097429602">
                <text:p>44.165709742960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7.4045982460242">
                <text:p>47.40459824602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.6225192755134">
                <text:p>45.62251927551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7.810151462596">
                <text:p>57.8101514625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.5381938953079">
                <text:p>39.5381938953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0.683293889191">
                <text:p>60.683293889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6.4557104951149">
                <text:p>56.45571049511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.9013398294759">
                <text:p>60.90133982947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0.9236018033348">
                <text:p>60.92360180333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7.2672087962488">
                <text:p>57.26720879624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8300825655127">
                <text:p>59.8300825655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0.8568646543264">
                <text:p>60.8568646543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2803299347078">
                <text:p>57.28032993470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0.9347388946382">
                <text:p>60.93473889463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0761619739759">
                <text:p>61.076161973975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4415532196086">
                <text:p>57.44155321960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8716824932996">
                <text:p>60.87168249329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.7570326265224">
                <text:p>60.7570326265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.7214974475311">
                <text:p>56.72149744753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.0564530658836">
                <text:p>60.0564530658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.0853211560473">
                <text:p>60.0853211560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7.3427375422918">
                <text:p>57.34273754229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8457560085136">
                <text:p>60.84575600851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6.0638444884582">
                <text:p>46.06384448845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.1754649467694">
                <text:p>44.17546494676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.7770605295195">
                <text:p>46.77706052951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6.343498007226">
                <text:p>46.343498007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.2340867872838">
                <text:p>44.2340867872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6.2877244954639">
                <text:p>46.28772449546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6.3091599518378">
                <text:p>46.309159951837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4.0548041763898">
                <text:p>44.05480417638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6.2898671480836">
                <text:p>46.28986714808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.905251560778">
                <text:p>45.905251560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times.D4:times.D134" svg:x="0.32cm" svg:y="0.18cm" svg:width="12.508cm" svg:height="8.64cm">
          <chart:coordinate-region svg:x="0.941cm" svg:y="0.379cm" svg:width="11.887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D4:times.D134" chart:class="chart:line">
            <chart:data-point chart:repeated="1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9379057639105">
                <text:p>52.9379057639105</text:p>
                <draw:g>
                  <svg:desc>times.D4:times.D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7911366902673">
                <text:p>59.7911366902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7867282025754">
                <text:p>59.7867282025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.7249795484687">
                <text:p>59.72497954846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.7187990555875">
                <text:p>59.7187990555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6419774403514">
                <text:p>59.64197744035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.7124009575266">
                <text:p>59.71240095752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7868161464139">
                <text:p>59.7868161464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.9056004425964">
                <text:p>59.9056004425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9727705940781">
                <text:p>59.9727705940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7877465141589">
                <text:p>59.7877465141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.7424787979005">
                <text:p>59.7424787979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7287600126975">
                <text:p>59.728760012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.9225014261139">
                <text:p>59.9225014261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973304231932">
                <text:p>59.973304231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9148948943198">
                <text:p>59.9148948943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90742243754">
                <text:p>59.907422437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.8819874058833">
                <text:p>59.8819874058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.8091372312068">
                <text:p>59.80913723120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9.6829387141492">
                <text:p>59.68293871414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.648763082913">
                <text:p>59.6487630829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4840206686602">
                <text:p>59.4840206686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.5828669991592">
                <text:p>59.58286699915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9.5444276401267">
                <text:p>59.5444276401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.8130472869208">
                <text:p>59.8130472869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8155308137938">
                <text:p>59.81553081379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8704915529049">
                <text:p>59.87049155290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8258425352633">
                <text:p>59.82584253526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.7405097926998">
                <text:p>59.7405097926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7372032368225">
                <text:p>59.73720323682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.539896468811">
                <text:p>59.539896468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.5868025565966">
                <text:p>59.5868025565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.3473920406573">
                <text:p>59.3473920406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.4535326488989">
                <text:p>59.4535326488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.2211492002751">
                <text:p>59.22114920027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.2061162459344">
                <text:p>59.2061162459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.0430976198165">
                <text:p>59.0430976198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.0093005090094">
                <text:p>59.0093005090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9632768159844">
                <text:p>58.9632768159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.2038578898645">
                <text:p>59.20385788986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4.0218953850302">
                <text:p>54.02189538503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5304743043607">
                <text:p>49.5304743043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.2609352208142">
                <text:p>44.26093522081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.0697892505092">
                <text:p>45.0697892505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.4915222076295">
                <text:p>45.4915222076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7198531066967">
                <text:p>45.7198531066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.1704898838405">
                <text:p>45.1704898838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.8851636204997">
                <text:p>44.8851636204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9877855979618">
                <text:p>44.98778559796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555842694849">
                <text:p>45.1555842694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.6392431284655">
                <text:p>45.63924312846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.7239139693655">
                <text:p>45.72391396936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.4687073927829">
                <text:p>46.46870739278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.9140207110461">
                <text:p>45.91402071104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6249817869186">
                <text:p>46.6249817869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6.1006570418595">
                <text:p>46.10065704185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.8590657427988">
                <text:p>46.85906574279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.9038108924408">
                <text:p>46.90381089244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.35903963906">
                <text:p>47.35903963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.9216057470559">
                <text:p>46.9216057470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.8108117535762">
                <text:p>45.81081175357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.3109820000323">
                <text:p>45.31098200003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.7269657108254">
                <text:p>45.7269657108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.1553750791571">
                <text:p>46.15537507915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.2644517438436">
                <text:p>46.26445174384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.7885803319297">
                <text:p>45.78858033192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.8349425921252">
                <text:p>45.8349425921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.0331190933736">
                <text:p>46.03311909337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.0188700511715">
                <text:p>46.0188700511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892749893186">
                <text:p>45.8927498931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5475729553055">
                <text:p>45.54757295530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.773585690992">
                <text:p>45.7735856909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.8173148316469">
                <text:p>45.8173148316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.7377827789292">
                <text:p>45.73778277892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.4076898536818">
                <text:p>45.40768985368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.3818525794221">
                <text:p>45.38185257942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.2759156135368">
                <text:p>45.2759156135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5846910616052">
                <text:p>45.58469106160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6415029742546">
                <text:p>45.64150297425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.6442903881375">
                <text:p>45.64429038813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.3860851654515">
                <text:p>45.38608516545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.495113448695">
                <text:p>45.495113448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.7394260863083">
                <text:p>45.7394260863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.0403273860009">
                <text:p>46.0403273860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6.1212606435802">
                <text:p>46.12126064358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6.3631358302601">
                <text:p>46.3631358302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6.5343432742921">
                <text:p>46.53434327429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0560767690947">
                <text:p>46.05607676909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7254942196948">
                <text:p>45.72549421969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3510274633587">
                <text:p>45.35102746335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.5211458693896">
                <text:p>45.52114586938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.5825602923386">
                <text:p>45.58256029233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5643562008478">
                <text:p>45.5643562008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.562934683199">
                <text:p>45.562934683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.3976666909015">
                <text:p>45.39766669090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.2212388572992">
                <text:p>45.22123885729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.2219495833045">
                <text:p>45.22194958330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.821372210239">
                <text:p>45.8213722102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6.0075466364498">
                <text:p>46.00754663644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.4168863054547">
                <text:p>46.41688630545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.7309424214993">
                <text:p>45.7309424214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2790896613779">
                <text:p>50.2790896613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7.6569548778058">
                <text:p>47.6569548778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.677213082365">
                <text:p>52.6772130823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.2257327598713">
                <text:p>52.22573275987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9.3467814045939">
                <text:p>59.34678140459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.4268840426418">
                <text:p>59.42688404264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9.6973834763532">
                <text:p>59.69738347635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.3402977216988">
                <text:p>59.34029772169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.3180520053627">
                <text:p>59.31805200536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9.3224257181823">
                <text:p>59.32242571818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9.6906444945575">
                <text:p>59.69064449455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9.7637436011073">
                <text:p>59.76374360110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.8174846960742">
                <text:p>59.81748469607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796465895628">
                <text:p>59.7964658956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6900894464769">
                <text:p>59.6900894464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4500708557844">
                <text:p>59.4500708557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.1783277133124">
                <text:p>59.17832771331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.9544238898207">
                <text:p>58.95442388982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.1615039214076">
                <text:p>59.16150392140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9.4246049022842">
                <text:p>59.42460490228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.7507793464212">
                <text:p>54.7507793464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.3616884812471">
                <text:p>50.361688481247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.6721233215824">
                <text:p>45.67212332158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.7653411611716">
                <text:p>45.76534116117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.7848817746765">
                <text:p>45.7848817746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.6217697633246">
                <text:p>45.62176976332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.6103237448618">
                <text:p>45.61032374486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.5505628745638">
                <text:p>45.55056287456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.5512770921037">
                <text:p>45.5512770921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.4166409617505">
                <text:p>45.4166409617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